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Code">
      <style:text-properties officeooo:paragraph-rsid="01776f98"/>
    </style:style>
    <style:style style:name="P413" style:family="paragraph" style:parent-style-name="Heading_20_1">
      <style:text-properties officeooo:rsid="03a20225" officeooo:paragraph-rsid="03a20225"/>
    </style:style>
    <style:style style:name="P414" style:family="paragraph" style:parent-style-name="Heading_20_1">
      <style:text-properties officeooo:rsid="037b78e8" officeooo:paragraph-rsid="037b78e8"/>
    </style:style>
    <style:style style:name="P415" style:family="paragraph" style:parent-style-name="Heading_20_1">
      <style:text-properties officeooo:rsid="0365d21f" officeooo:paragraph-rsid="03a20225"/>
    </style:style>
    <style:style style:name="P416" style:family="paragraph" style:parent-style-name="Heading_20_1">
      <style:text-properties officeooo:rsid="03623854" officeooo:paragraph-rsid="03623854"/>
    </style:style>
    <style:style style:name="P417" style:family="paragraph" style:parent-style-name="Heading_20_1">
      <style:text-properties officeooo:rsid="0346df04" officeooo:paragraph-rsid="0346df04"/>
    </style:style>
    <style:style style:name="P418" style:family="paragraph" style:parent-style-name="Heading_20_1">
      <style:text-properties officeooo:rsid="032d2329" officeooo:paragraph-rsid="032d2329"/>
    </style:style>
    <style:style style:name="P419" style:family="paragraph" style:parent-style-name="Heading_20_1">
      <style:text-properties officeooo:rsid="031d8324" officeooo:paragraph-rsid="031d8324"/>
    </style:style>
    <style:style style:name="P420" style:family="paragraph" style:parent-style-name="Heading_20_1">
      <style:text-properties officeooo:rsid="03170687" officeooo:paragraph-rsid="03170687"/>
    </style:style>
    <style:style style:name="P421" style:family="paragraph" style:parent-style-name="Heading_20_1">
      <style:text-properties officeooo:rsid="0310e85c" officeooo:paragraph-rsid="0310e85c"/>
    </style:style>
    <style:style style:name="P422" style:family="paragraph" style:parent-style-name="Heading_20_1">
      <style:text-properties officeooo:rsid="030e6a04" officeooo:paragraph-rsid="030e6a04"/>
    </style:style>
    <style:style style:name="P423" style:family="paragraph" style:parent-style-name="Heading_20_1">
      <style:text-properties officeooo:rsid="030a589d" officeooo:paragraph-rsid="030a589d"/>
    </style:style>
    <style:style style:name="P424" style:family="paragraph" style:parent-style-name="Heading_20_1">
      <style:text-properties officeooo:rsid="0307067e" officeooo:paragraph-rsid="0307067e"/>
    </style:style>
    <style:style style:name="P425" style:family="paragraph" style:parent-style-name="Heading_20_1">
      <style:text-properties officeooo:rsid="0300cfd1" officeooo:paragraph-rsid="0300cfd1"/>
    </style:style>
    <style:style style:name="P426" style:family="paragraph" style:parent-style-name="Heading_20_1">
      <style:text-properties officeooo:rsid="02f3cd4c" officeooo:paragraph-rsid="02f3cd4c"/>
    </style:style>
    <style:style style:name="P427" style:family="paragraph" style:parent-style-name="Heading_20_1">
      <style:text-properties officeooo:rsid="02f03c99" officeooo:paragraph-rsid="02f03c99"/>
    </style:style>
    <style:style style:name="P428" style:family="paragraph" style:parent-style-name="Heading_20_1">
      <style:text-properties officeooo:rsid="02ecfa4a" officeooo:paragraph-rsid="02ecfa4a"/>
    </style:style>
    <style:style style:name="P429" style:family="paragraph" style:parent-style-name="Heading_20_1">
      <style:text-properties officeooo:rsid="02e5fac4" officeooo:paragraph-rsid="02e5fac4"/>
    </style:style>
    <style:style style:name="P430" style:family="paragraph" style:parent-style-name="Heading_20_1">
      <style:text-properties officeooo:rsid="02df92ed" officeooo:paragraph-rsid="02df92ed"/>
    </style:style>
    <style:style style:name="P431" style:family="paragraph" style:parent-style-name="Heading_20_1">
      <style:text-properties officeooo:rsid="02db5ca1" officeooo:paragraph-rsid="02db5ca1"/>
    </style:style>
    <style:style style:name="P432" style:family="paragraph" style:parent-style-name="Heading_20_1">
      <style:text-properties officeooo:rsid="02d5e091" officeooo:paragraph-rsid="02d5e091"/>
    </style:style>
    <style:style style:name="P433" style:family="paragraph" style:parent-style-name="Heading_20_1">
      <style:text-properties officeooo:rsid="02cf24cb" officeooo:paragraph-rsid="02cf24cb"/>
    </style:style>
    <style:style style:name="P434" style:family="paragraph" style:parent-style-name="Heading_20_1">
      <style:text-properties officeooo:rsid="02c261dc" officeooo:paragraph-rsid="02c261dc"/>
    </style:style>
    <style:style style:name="P435" style:family="paragraph" style:parent-style-name="Heading_20_1">
      <style:text-properties officeooo:rsid="02bae9df" officeooo:paragraph-rsid="02bae9df"/>
    </style:style>
    <style:style style:name="P436" style:family="paragraph" style:parent-style-name="Heading_20_1">
      <style:text-properties officeooo:rsid="02942521" officeooo:paragraph-rsid="02942521"/>
    </style:style>
    <style:style style:name="P437" style:family="paragraph" style:parent-style-name="Heading_20_1">
      <style:text-properties officeooo:rsid="0259a75d" officeooo:paragraph-rsid="0259a75d"/>
    </style:style>
    <style:style style:name="P438" style:family="paragraph" style:parent-style-name="Heading_20_1">
      <style:text-properties officeooo:paragraph-rsid="02912f89"/>
    </style:style>
    <style:style style:name="P439" style:family="paragraph" style:parent-style-name="Heading_20_1">
      <style:text-properties officeooo:rsid="02475a5f" officeooo:paragraph-rsid="02475a5f"/>
    </style:style>
    <style:style style:name="P440" style:family="paragraph" style:parent-style-name="Heading_20_1">
      <style:text-properties officeooo:rsid="02421307" officeooo:paragraph-rsid="02421307"/>
    </style:style>
    <style:style style:name="P441" style:family="paragraph" style:parent-style-name="Heading_20_1">
      <style:text-properties officeooo:rsid="023f6ed0" officeooo:paragraph-rsid="023f6ed0"/>
    </style:style>
    <style:style style:name="P442" style:family="paragraph" style:parent-style-name="Heading_20_1">
      <style:text-properties officeooo:rsid="0239c4e6" officeooo:paragraph-rsid="0239c4e6"/>
    </style:style>
    <style:style style:name="P443" style:family="paragraph" style:parent-style-name="Heading_20_1">
      <style:text-properties officeooo:rsid="0216e726" officeooo:paragraph-rsid="0216e726"/>
    </style:style>
    <style:style style:name="P444" style:family="paragraph" style:parent-style-name="Heading_20_1">
      <style:text-properties officeooo:rsid="0211605f" officeooo:paragraph-rsid="0211605f"/>
    </style:style>
    <style:style style:name="P445" style:family="paragraph" style:parent-style-name="Heading_20_1">
      <style:text-properties officeooo:rsid="0209bf0f" officeooo:paragraph-rsid="0209bf0f"/>
    </style:style>
    <style:style style:name="P446" style:family="paragraph" style:parent-style-name="Heading_20_1">
      <style:text-properties officeooo:rsid="01eb4703" officeooo:paragraph-rsid="01eb4703"/>
    </style:style>
    <style:style style:name="P447" style:family="paragraph" style:parent-style-name="Heading_20_1">
      <style:text-properties officeooo:rsid="01de7f16" officeooo:paragraph-rsid="01de7f16"/>
    </style:style>
    <style:style style:name="P448" style:family="paragraph" style:parent-style-name="Heading_20_1">
      <style:text-properties officeooo:rsid="01dac2eb" officeooo:paragraph-rsid="01e05fd8"/>
    </style:style>
    <style:style style:name="P449" style:family="paragraph" style:parent-style-name="Heading_20_1">
      <style:text-properties officeooo:rsid="01cfe44c" officeooo:paragraph-rsid="01cfe44c"/>
    </style:style>
    <style:style style:name="P450" style:family="paragraph" style:parent-style-name="Heading_20_1">
      <style:text-properties officeooo:rsid="01c54b7c" officeooo:paragraph-rsid="01c54b7c"/>
    </style:style>
    <style:style style:name="P451" style:family="paragraph" style:parent-style-name="Heading_20_1">
      <style:text-properties officeooo:rsid="01b85821" officeooo:paragraph-rsid="01b85821"/>
    </style:style>
    <style:style style:name="P452" style:family="paragraph" style:parent-style-name="Heading_20_1">
      <style:text-properties officeooo:rsid="01b44072" officeooo:paragraph-rsid="01b44072"/>
    </style:style>
    <style:style style:name="P453" style:family="paragraph" style:parent-style-name="Heading_20_1">
      <style:text-properties officeooo:rsid="01a7009d" officeooo:paragraph-rsid="01a7009d"/>
    </style:style>
    <style:style style:name="P454" style:family="paragraph" style:parent-style-name="Heading_20_1">
      <style:text-properties officeooo:rsid="019d12ac" officeooo:paragraph-rsid="019d12ac"/>
    </style:style>
    <style:style style:name="P455" style:family="paragraph" style:parent-style-name="Heading_20_1">
      <style:text-properties officeooo:rsid="017fa5dc" officeooo:paragraph-rsid="019fb546"/>
    </style:style>
    <style:style style:name="P456" style:family="paragraph" style:parent-style-name="Heading_20_1">
      <style:text-properties officeooo:rsid="015d630f" officeooo:paragraph-rsid="01940c5f"/>
    </style:style>
    <style:style style:name="P457" style:family="paragraph" style:parent-style-name="Heading_20_1">
      <style:text-properties officeooo:rsid="0144afae" officeooo:paragraph-rsid="0144afae"/>
    </style:style>
    <style:style style:name="P458" style:family="paragraph" style:parent-style-name="Heading_20_1">
      <style:text-properties officeooo:rsid="01136f79" officeooo:paragraph-rsid="01136f79"/>
    </style:style>
    <style:style style:name="P459" style:family="paragraph" style:parent-style-name="Heading_20_1">
      <style:text-properties officeooo:rsid="00d82c07" officeooo:paragraph-rsid="00d82c07"/>
    </style:style>
    <style:style style:name="P460" style:family="paragraph" style:parent-style-name="Heading_20_1">
      <style:text-properties officeooo:rsid="00bb188e" officeooo:paragraph-rsid="00bb188e"/>
    </style:style>
    <style:style style:name="P461" style:family="paragraph" style:parent-style-name="Heading_20_1">
      <style:text-properties officeooo:rsid="007429df" officeooo:paragraph-rsid="007429df"/>
    </style:style>
    <style:style style:name="P462" style:family="paragraph" style:parent-style-name="Heading_20_1">
      <style:text-properties officeooo:rsid="0034ffb8" officeooo:paragraph-rsid="0034ffb8"/>
    </style:style>
    <style:style style:name="P463" style:family="paragraph" style:parent-style-name="Heading_20_1">
      <style:text-properties officeooo:rsid="002ddd9f" officeooo:paragraph-rsid="006c48d6"/>
    </style:style>
    <style:style style:name="P464" style:family="paragraph" style:parent-style-name="Heading_20_1">
      <style:text-properties officeooo:rsid="0022a503" officeooo:paragraph-rsid="0022a503"/>
    </style:style>
    <style:style style:name="P465" style:family="paragraph" style:parent-style-name="Heading_20_1">
      <style:text-properties officeooo:rsid="001d247e" officeooo:paragraph-rsid="00277837"/>
    </style:style>
    <style:style style:name="P466" style:family="paragraph" style:parent-style-name="Heading_20_1">
      <style:text-properties officeooo:rsid="03b6520c" officeooo:paragraph-rsid="03b6520c"/>
    </style:style>
    <style:style style:name="P467" style:family="paragraph" style:parent-style-name="Text_20_body" style:list-style-name="L1">
      <style:text-properties officeooo:rsid="03337ba3" officeooo:paragraph-rsid="03337ba3"/>
    </style:style>
    <style:style style:name="P468" style:family="paragraph" style:parent-style-name="Text_20_body" style:list-style-name="L1">
      <style:text-properties officeooo:rsid="0336da10" officeooo:paragraph-rsid="0336da10"/>
    </style:style>
    <style:style style:name="P469" style:family="paragraph" style:parent-style-name="Text_20_body" style:list-style-name="L1">
      <style:text-properties officeooo:rsid="0337238d" officeooo:paragraph-rsid="0337238d"/>
    </style:style>
    <style:style style:name="P470" style:family="paragraph" style:parent-style-name="Text_20_body" style:list-style-name="L1">
      <style:text-properties officeooo:rsid="0337238d" officeooo:paragraph-rsid="03387584"/>
    </style:style>
    <style:style style:name="P471" style:family="paragraph" style:parent-style-name="Text_20_body" style:list-style-name="L1">
      <style:text-properties officeooo:rsid="033740c4" officeooo:paragraph-rsid="03387584"/>
    </style:style>
    <style:style style:name="P472" style:family="paragraph" style:parent-style-name="Text_20_body" style:list-style-name="L1">
      <style:text-properties officeooo:rsid="03387584" officeooo:paragraph-rsid="03387584"/>
    </style:style>
    <style:style style:name="P473" style:family="paragraph" style:parent-style-name="Text_20_body" style:list-style-name="L1">
      <style:text-properties officeooo:rsid="03392520" officeooo:paragraph-rsid="03392520"/>
    </style:style>
    <style:style style:name="P474" style:family="paragraph" style:parent-style-name="Text_20_body" style:list-style-name="L1">
      <style:text-properties officeooo:rsid="03392520" officeooo:paragraph-rsid="033c7c31"/>
    </style:style>
    <style:style style:name="P475" style:family="paragraph" style:parent-style-name="Text_20_body" style:list-style-name="L1">
      <style:text-properties officeooo:rsid="033a91d6" officeooo:paragraph-rsid="033a91d6"/>
    </style:style>
    <style:style style:name="P476" style:family="paragraph" style:parent-style-name="Text_20_body" style:list-style-name="L1">
      <style:text-properties officeooo:rsid="033a91d6" officeooo:paragraph-rsid="033c7c31"/>
    </style:style>
    <style:style style:name="P477" style:family="paragraph" style:parent-style-name="Text_20_body" style:list-style-name="L1">
      <style:text-properties officeooo:rsid="033c7c31" officeooo:paragraph-rsid="033c7c31"/>
    </style:style>
    <style:style style:name="P478" style:family="paragraph" style:parent-style-name="Text_20_body" style:list-style-name="L1">
      <style:text-properties officeooo:rsid="033d19b4" officeooo:paragraph-rsid="033d19b4"/>
    </style:style>
    <style:style style:name="P479" style:family="paragraph" style:parent-style-name="Text_20_body" style:list-style-name="L1">
      <style:text-properties officeooo:rsid="033ef8ea" officeooo:paragraph-rsid="033ef8ea"/>
    </style:style>
    <style:style style:name="P480" style:family="paragraph" style:parent-style-name="Text_20_body" style:list-style-name="L1">
      <style:text-properties officeooo:rsid="0342eba0" officeooo:paragraph-rsid="0342eba0"/>
    </style:style>
    <style:style style:name="P481" style:family="paragraph" style:parent-style-name="Text_20_body" style:list-style-name="L1">
      <style:text-properties officeooo:rsid="033f2163" officeooo:paragraph-rsid="033f2163"/>
    </style:style>
    <style:style style:name="P482" style:family="paragraph" style:parent-style-name="Text_20_body" style:list-style-name="L1">
      <style:text-properties officeooo:rsid="034108bd" officeooo:paragraph-rsid="034108bd"/>
    </style:style>
    <style:style style:name="P483" style:family="paragraph" style:parent-style-name="Text_20_body" style:list-style-name="L2">
      <style:text-properties officeooo:rsid="0343c553" officeooo:paragraph-rsid="0343c553"/>
    </style:style>
    <style:style style:name="P484" style:family="paragraph" style:parent-style-name="Text_20_body" style:list-style-name="L3">
      <style:text-properties officeooo:rsid="02e39597" officeooo:paragraph-rsid="02e39597"/>
    </style:style>
    <style:style style:name="P485" style:family="paragraph" style:parent-style-name="Text_20_body" style:list-style-name="L3">
      <style:text-properties officeooo:rsid="02e4fe42" officeooo:paragraph-rsid="02e4fe42"/>
    </style:style>
    <style:style style:name="P486" style:family="paragraph" style:parent-style-name="Text_20_body" style:list-style-name="L4">
      <style:text-properties officeooo:rsid="01267bc1" officeooo:paragraph-rsid="01267bc1"/>
    </style:style>
    <style:style style:name="P487" style:family="paragraph" style:parent-style-name="Text_20_body" style:list-style-name="L5">
      <style:text-properties officeooo:paragraph-rsid="0084ac1f"/>
    </style:style>
    <style:style style:name="P488" style:family="paragraph" style:parent-style-name="Text_20_body" style:list-style-name="L5">
      <style:text-properties officeooo:rsid="008374c9" officeooo:paragraph-rsid="008374c9"/>
    </style:style>
    <style:style style:name="P489" style:family="paragraph" style:parent-style-name="Text_20_body" style:list-style-name="L5">
      <style:text-properties officeooo:rsid="0086622e" officeooo:paragraph-rsid="0086622e"/>
    </style:style>
    <style:style style:name="P490" style:family="paragraph" style:parent-style-name="Text_20_body" style:list-style-name="L5">
      <style:text-properties officeooo:rsid="0086ebbe" officeooo:paragraph-rsid="0086ebbe"/>
    </style:style>
    <style:style style:name="P491" style:family="paragraph" style:parent-style-name="Text_20_body" style:list-style-name="L6">
      <style:text-properties officeooo:rsid="00886cd4" officeooo:paragraph-rsid="00886cd4"/>
    </style:style>
    <style:style style:name="P492" style:family="paragraph" style:parent-style-name="Text_20_body" style:list-style-name="L6">
      <style:text-properties officeooo:rsid="008baa08" officeooo:paragraph-rsid="008baa08"/>
    </style:style>
    <style:style style:name="P493" style:family="paragraph" style:parent-style-name="Text_20_body" style:list-style-name="L6">
      <style:text-properties officeooo:rsid="00981d50" officeooo:paragraph-rsid="00981d50"/>
    </style:style>
    <style:style style:name="P494" style:family="paragraph" style:parent-style-name="Text_20_body" style:list-style-name="L6">
      <style:text-properties officeooo:rsid="009c6041" officeooo:paragraph-rsid="009c6041"/>
    </style:style>
    <style:style style:name="P495" style:family="paragraph" style:parent-style-name="Text_20_body" style:list-style-name="L6">
      <style:text-properties officeooo:rsid="008f5ccb" officeooo:paragraph-rsid="008f5ccb"/>
    </style:style>
    <style:style style:name="P496" style:family="paragraph" style:parent-style-name="Text_20_body" style:list-style-name="L6">
      <style:text-properties officeooo:rsid="009d1f7b" officeooo:paragraph-rsid="009d1f7b"/>
    </style:style>
    <style:style style:name="P497" style:family="paragraph" style:parent-style-name="Text_20_body" style:list-style-name="L7">
      <style:text-properties officeooo:rsid="002ddd9f" officeooo:paragraph-rsid="002ddd9f"/>
    </style:style>
    <style:style style:name="P498" style:family="paragraph" style:parent-style-name="Text_20_body" style:list-style-name="L7">
      <style:text-properties officeooo:rsid="00311d8b" officeooo:paragraph-rsid="00311d8b"/>
    </style:style>
    <style:style style:name="P499" style:family="paragraph" style:parent-style-name="Text_20_body" style:list-style-name="L7">
      <style:text-properties officeooo:rsid="00327102" officeooo:paragraph-rsid="00327102"/>
    </style:style>
    <style:style style:name="P500" style:family="paragraph" style:parent-style-name="Text_20_body">
      <style:text-properties officeooo:rsid="03b6520c" officeooo:paragraph-rsid="03b6520c"/>
    </style:style>
    <style:style style:name="P501" style:family="paragraph" style:parent-style-name="Text_20_body">
      <style:text-properties officeooo:rsid="03b699c7" officeooo:paragraph-rsid="03b699c7"/>
    </style:style>
    <style:style style:name="P502" style:family="paragraph" style:parent-style-name="Text_20_body">
      <style:text-properties officeooo:rsid="03b84ffa" officeooo:paragraph-rsid="03b84ffa"/>
    </style:style>
    <style:style style:name="P503" style:family="paragraph" style:parent-style-name="Text_20_body">
      <style:text-properties officeooo:rsid="03b92f13" officeooo:paragraph-rsid="03b92f13"/>
    </style:style>
    <style:style style:name="P504" style:family="paragraph" style:parent-style-name="Text_20_body">
      <style:text-properties officeooo:rsid="03bb8b80" officeooo:paragraph-rsid="03bb8b80"/>
    </style:style>
    <style:style style:name="P505" style:family="paragraph" style:parent-style-name="Text_20_body">
      <style:text-properties officeooo:rsid="03bc7b79" officeooo:paragraph-rsid="03bc7b79"/>
    </style:style>
    <style:style style:name="P506" style:family="paragraph" style:parent-style-name="Text_20_body">
      <style:text-properties officeooo:rsid="03be0d1a" officeooo:paragraph-rsid="03be0d1a"/>
    </style:style>
    <style:style style:name="P507" style:family="paragraph" style:parent-style-name="Text_20_body">
      <style:text-properties officeooo:rsid="03be4abc" officeooo:paragraph-rsid="03be4abc"/>
    </style:style>
    <style:style style:name="P508" style:family="paragraph" style:parent-style-name="Text_20_body">
      <style:text-properties officeooo:rsid="03bea2b8" officeooo:paragraph-rsid="03bea2b8"/>
    </style:style>
    <style:style style:name="P50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officeooo:rsid="012aecaa"/>
    </style:style>
    <style:style style:name="T150" style:family="text">
      <style:text-properties officeooo:rsid="0130c393"/>
    </style:style>
    <style:style style:name="T151" style:family="text">
      <style:text-properties style:font-name="Arial" fo:font-size="13pt" style:font-size-asian="13pt"/>
    </style:style>
    <style:style style:name="T152" style:family="text">
      <style:text-properties style:font-name="Arial" fo:font-size="13pt" officeooo:rsid="0130c393" style:font-size-asian="13pt"/>
    </style:style>
    <style:style style:name="T153" style:family="text">
      <style:text-properties officeooo:rsid="013158f8"/>
    </style:style>
    <style:style style:name="T154" style:family="text">
      <style:text-properties officeooo:rsid="0131a31b"/>
    </style:style>
    <style:style style:name="T155" style:family="text">
      <style:text-properties officeooo:rsid="0132a793"/>
    </style:style>
    <style:style style:name="T156" style:family="text">
      <style:text-properties officeooo:rsid="0134a3b7"/>
    </style:style>
    <style:style style:name="T157" style:family="text">
      <style:text-properties officeooo:rsid="01364de9"/>
    </style:style>
    <style:style style:name="T158" style:family="text">
      <style:text-properties officeooo:rsid="0136658f"/>
    </style:style>
    <style:style style:name="T159" style:family="text">
      <style:text-properties officeooo:rsid="01379518"/>
    </style:style>
    <style:style style:name="T160" style:family="text">
      <style:text-properties officeooo:rsid="0137e563"/>
    </style:style>
    <style:style style:name="T161" style:family="text">
      <style:text-properties officeooo:rsid="0139ea36"/>
    </style:style>
    <style:style style:name="T162" style:family="text">
      <style:text-properties officeooo:rsid="013e2227"/>
    </style:style>
    <style:style style:name="T163" style:family="text">
      <style:text-properties officeooo:rsid="013f093f"/>
    </style:style>
    <style:style style:name="T164" style:family="text">
      <style:text-properties officeooo:rsid="01438097"/>
    </style:style>
    <style:style style:name="T165" style:family="text">
      <style:text-properties officeooo:rsid="0143930d"/>
    </style:style>
    <style:style style:name="T166" style:family="text">
      <style:text-properties officeooo:rsid="0143ec92"/>
    </style:style>
    <style:style style:name="T167" style:family="text">
      <style:text-properties officeooo:rsid="01454671"/>
    </style:style>
    <style:style style:name="T168" style:family="text">
      <style:text-properties officeooo:rsid="01475c74"/>
    </style:style>
    <style:style style:name="T169" style:family="text">
      <style:text-properties officeooo:rsid="015527d9"/>
    </style:style>
    <style:style style:name="T170" style:family="text">
      <style:text-properties officeooo:rsid="01593bfb"/>
    </style:style>
    <style:style style:name="T171" style:family="text">
      <style:text-properties officeooo:rsid="015ae39f"/>
    </style:style>
    <style:style style:name="T172" style:family="text">
      <style:text-properties officeooo:rsid="015b7fad"/>
    </style:style>
    <style:style style:name="T173" style:family="text">
      <style:text-properties officeooo:rsid="015d9a91"/>
    </style:style>
    <style:style style:name="T174" style:family="text">
      <style:text-properties officeooo:rsid="015ddb3f"/>
    </style:style>
    <style:style style:name="T175" style:family="text">
      <style:text-properties officeooo:rsid="015f9785"/>
    </style:style>
    <style:style style:name="T176" style:family="text">
      <style:text-properties officeooo:rsid="016017f0"/>
    </style:style>
    <style:style style:name="T177" style:family="text">
      <style:text-properties officeooo:rsid="01641378"/>
    </style:style>
    <style:style style:name="T178" style:family="text">
      <style:text-properties officeooo:rsid="016441c1"/>
    </style:style>
    <style:style style:name="T179" style:family="text">
      <style:text-properties officeooo:rsid="0165fa68"/>
    </style:style>
    <style:style style:name="T180" style:family="text">
      <style:text-properties officeooo:rsid="016646fe"/>
    </style:style>
    <style:style style:name="T181" style:family="text">
      <style:text-properties officeooo:rsid="01683fd4"/>
    </style:style>
    <style:style style:name="T182" style:family="text">
      <style:text-properties officeooo:rsid="016a56ca"/>
    </style:style>
    <style:style style:name="T183" style:family="text">
      <style:text-properties officeooo:rsid="016b20e3"/>
    </style:style>
    <style:style style:name="T184" style:family="text">
      <style:text-properties officeooo:rsid="016b4860"/>
    </style:style>
    <style:style style:name="T185" style:family="text">
      <style:text-properties officeooo:rsid="016c3b35"/>
    </style:style>
    <style:style style:name="T186" style:family="text">
      <style:text-properties officeooo:rsid="016e566b"/>
    </style:style>
    <style:style style:name="T187" style:family="text">
      <style:text-properties officeooo:rsid="01704006"/>
    </style:style>
    <style:style style:name="T188" style:family="text">
      <style:text-properties officeooo:rsid="017103bf"/>
    </style:style>
    <style:style style:name="T189" style:family="text">
      <style:text-properties officeooo:rsid="01755f44"/>
    </style:style>
    <style:style style:name="T190" style:family="text">
      <style:text-properties officeooo:rsid="017591fc"/>
    </style:style>
    <style:style style:name="T191" style:family="text">
      <style:text-properties officeooo:rsid="017662c1"/>
    </style:style>
    <style:style style:name="T192" style:family="text">
      <style:text-properties officeooo:rsid="01776f98"/>
    </style:style>
    <style:style style:name="T193" style:family="text">
      <style:text-properties officeooo:rsid="0177bb9c"/>
    </style:style>
    <style:style style:name="T194" style:family="text">
      <style:text-properties officeooo:rsid="0179f30e"/>
    </style:style>
    <style:style style:name="T195" style:family="text">
      <style:text-properties officeooo:rsid="017ad5b6"/>
    </style:style>
    <style:style style:name="T196" style:family="text">
      <style:text-properties officeooo:rsid="017c46e2"/>
    </style:style>
    <style:style style:name="T197" style:family="text">
      <style:text-properties officeooo:rsid="017e4579"/>
    </style:style>
    <style:style style:name="T198" style:family="text">
      <style:text-properties officeooo:rsid="018157b7"/>
    </style:style>
    <style:style style:name="T199" style:family="text">
      <style:text-properties officeooo:rsid="0182a822"/>
    </style:style>
    <style:style style:name="T200" style:family="text">
      <style:text-properties officeooo:rsid="0183e210"/>
    </style:style>
    <style:style style:name="T201" style:family="text">
      <style:text-properties officeooo:rsid="01871914"/>
    </style:style>
    <style:style style:name="T202" style:family="text">
      <style:text-properties officeooo:rsid="0188ff9a"/>
    </style:style>
    <style:style style:name="T203" style:family="text">
      <style:text-properties officeooo:rsid="0189e5bb"/>
    </style:style>
    <style:style style:name="T204" style:family="text">
      <style:text-properties officeooo:rsid="018b75e3"/>
    </style:style>
    <style:style style:name="T205" style:family="text">
      <style:text-properties officeooo:rsid="018b9071"/>
    </style:style>
    <style:style style:name="T206" style:family="text">
      <style:text-properties officeooo:rsid="018bfb15"/>
    </style:style>
    <style:style style:name="T207" style:family="text">
      <style:text-properties officeooo:rsid="018c8317"/>
    </style:style>
    <style:style style:name="T208" style:family="text">
      <style:text-properties officeooo:rsid="018df689"/>
    </style:style>
    <style:style style:name="T209" style:family="text">
      <style:text-properties officeooo:rsid="018fbc3c"/>
    </style:style>
    <style:style style:name="T210" style:family="text">
      <style:text-properties officeooo:rsid="0192b3a9"/>
    </style:style>
    <style:style style:name="T211" style:family="text">
      <style:text-properties officeooo:rsid="01938f7d"/>
    </style:style>
    <style:style style:name="T212" style:family="text">
      <style:text-properties officeooo:rsid="019602b4"/>
    </style:style>
    <style:style style:name="T213" style:family="text">
      <style:text-properties fo:color="#2b91af" loext:opacity="100%" style:font-name="Hack" fo:font-size="9pt" style:font-size-asian="9pt"/>
    </style:style>
    <style:style style:name="T214" style:family="text">
      <style:text-properties fo:color="#2b91af" loext:opacity="100%" style:font-name="Hack" fo:font-size="9pt" officeooo:rsid="01ab85af" style:font-size-asian="9pt"/>
    </style:style>
    <style:style style:name="T215" style:family="text">
      <style:text-properties fo:color="#2b91af" loext:opacity="100%" style:font-name="Hack" fo:font-size="9pt" fo:background-color="transparent" loext:char-shading-value="0" style:font-size-asian="9pt"/>
    </style:style>
    <style:style style:name="T216" style:family="text">
      <style:text-properties fo:color="#2b91af" loext:opacity="100%" fo:background-color="transparent" loext:char-shading-value="0"/>
    </style:style>
    <style:style style:name="T217" style:family="text">
      <style:text-properties fo:color="#2b91af" loext:opacity="100%" fo:background-color="#ffffff" loext:char-shading-value="0"/>
    </style:style>
    <style:style style:name="T218" style:family="text">
      <style:text-properties fo:color="#1f377f" loext:opacity="100%" style:font-name="Hack" fo:font-size="9pt" style:font-size-asian="9pt"/>
    </style:style>
    <style:style style:name="T219" style:family="text">
      <style:text-properties fo:color="#74531f" loext:opacity="100%" style:font-name="Hack" fo:font-size="9pt" style:font-size-asian="9pt"/>
    </style:style>
    <style:style style:name="T220" style:family="text">
      <style:text-properties fo:color="#008080" loext:opacity="100%" style:font-name="Hack" fo:font-size="9pt" style:font-size-asian="9pt"/>
    </style:style>
    <style:style style:name="T221" style:family="text">
      <style:text-properties fo:color="#e21f1f" loext:opacity="100%" style:font-name="Hack" fo:font-size="9pt" style:font-size-asian="9pt"/>
    </style:style>
    <style:style style:name="T222" style:family="text">
      <style:text-properties fo:color="#a31515" loext:opacity="100%" style:font-name="Hack" fo:font-size="9pt" style:font-size-asian="9pt"/>
    </style:style>
    <style:style style:name="T223" style:family="text">
      <style:text-properties officeooo:rsid="0197586a"/>
    </style:style>
    <style:style style:name="T224" style:family="text">
      <style:text-properties officeooo:rsid="019bf34b"/>
    </style:style>
    <style:style style:name="T225" style:family="text">
      <style:text-properties officeooo:rsid="019f0732"/>
    </style:style>
    <style:style style:name="T226" style:family="text">
      <style:text-properties officeooo:rsid="019f7c74"/>
    </style:style>
    <style:style style:name="T227" style:family="text">
      <style:text-properties officeooo:rsid="019fb546"/>
    </style:style>
    <style:style style:name="T228" style:family="text">
      <style:text-properties officeooo:rsid="019fb77e"/>
    </style:style>
    <style:style style:name="T229" style:family="text">
      <style:text-properties officeooo:rsid="01a5149b"/>
    </style:style>
    <style:style style:name="T230" style:family="text">
      <style:text-properties officeooo:rsid="01a871af"/>
    </style:style>
    <style:style style:name="T231" style:family="text">
      <style:text-properties officeooo:rsid="01aa4b7d"/>
    </style:style>
    <style:style style:name="T232" style:family="text">
      <style:text-properties officeooo:rsid="01ad796d"/>
    </style:style>
    <style:style style:name="T233" style:family="text">
      <style:text-properties fo:color="#808080" loext:opacity="100%" style:font-name="Hack" fo:font-size="9pt" officeooo:rsid="01ad796d" style:font-size-asian="9pt"/>
    </style:style>
    <style:style style:name="T234" style:family="text">
      <style:text-properties officeooo:rsid="01af320a"/>
    </style:style>
    <style:style style:name="T235" style:family="text">
      <style:text-properties officeooo:rsid="01b2683a"/>
    </style:style>
    <style:style style:name="T236" style:family="text">
      <style:text-properties officeooo:rsid="01b6de84"/>
    </style:style>
    <style:style style:name="T237" style:family="text">
      <style:text-properties officeooo:rsid="01bca0fe"/>
    </style:style>
    <style:style style:name="T238" style:family="text">
      <style:text-properties officeooo:rsid="01bccd09"/>
    </style:style>
    <style:style style:name="T239" style:family="text">
      <style:text-properties officeooo:rsid="01c19203"/>
    </style:style>
    <style:style style:name="T240" style:family="text">
      <style:text-properties officeooo:rsid="01c250b7"/>
    </style:style>
    <style:style style:name="T241" style:family="text">
      <style:text-properties fo:font-style="italic" style:font-style-asian="italic" style:font-style-complex="italic"/>
    </style:style>
    <style:style style:name="T242" style:family="text">
      <style:text-properties fo:font-style="italic" officeooo:rsid="01c3e80e" style:font-style-asian="italic" style:font-style-complex="italic"/>
    </style:style>
    <style:style style:name="T243" style:family="text">
      <style:text-properties fo:font-style="italic" officeooo:rsid="01c250b7" style:font-style-asian="italic" style:font-style-complex="italic"/>
    </style:style>
    <style:style style:name="T244" style:family="text">
      <style:text-properties fo:font-style="italic" officeooo:rsid="02926039" style:font-style-asian="italic" style:font-style-complex="italic"/>
    </style:style>
    <style:style style:name="T245" style:family="text">
      <style:text-properties officeooo:rsid="01c7f131"/>
    </style:style>
    <style:style style:name="T246" style:family="text">
      <style:text-properties officeooo:rsid="01c8ac34"/>
    </style:style>
    <style:style style:name="T247" style:family="text">
      <style:text-properties officeooo:rsid="01cc467b"/>
    </style:style>
    <style:style style:name="T248" style:family="text">
      <style:text-properties officeooo:rsid="01ceaf45"/>
    </style:style>
    <style:style style:name="T249" style:family="text">
      <style:text-properties officeooo:rsid="01cfe44c"/>
    </style:style>
    <style:style style:name="T250" style:family="text">
      <style:text-properties officeooo:rsid="01d4451b"/>
    </style:style>
    <style:style style:name="T251" style:family="text">
      <style:text-properties officeooo:rsid="01d61a4f"/>
    </style:style>
    <style:style style:name="T252" style:family="text">
      <style:text-properties officeooo:rsid="01d8d142"/>
    </style:style>
    <style:style style:name="T253" style:family="text">
      <style:text-properties officeooo:rsid="01da8292"/>
    </style:style>
    <style:style style:name="T254" style:family="text">
      <style:text-properties officeooo:rsid="01dc1c1e"/>
    </style:style>
    <style:style style:name="T255" style:family="text">
      <style:text-properties officeooo:rsid="01e1d88e"/>
    </style:style>
    <style:style style:name="T256" style:family="text">
      <style:text-properties officeooo:rsid="01e3a08e"/>
    </style:style>
    <style:style style:name="T257" style:family="text">
      <style:text-properties officeooo:rsid="01e3b3ad"/>
    </style:style>
    <style:style style:name="T258" style:family="text">
      <style:text-properties officeooo:rsid="01e61a09"/>
    </style:style>
    <style:style style:name="T259" style:family="text">
      <style:text-properties officeooo:rsid="01e64065"/>
    </style:style>
    <style:style style:name="T260" style:family="text">
      <style:text-properties officeooo:rsid="01e694fd"/>
    </style:style>
    <style:style style:name="T261" style:family="text">
      <style:text-properties officeooo:rsid="01eaa4b7"/>
    </style:style>
    <style:style style:name="T262" style:family="text">
      <style:text-properties officeooo:rsid="01ed7224"/>
    </style:style>
    <style:style style:name="T263" style:family="text">
      <style:text-properties fo:background-color="#ffff00" loext:char-shading-value="0"/>
    </style:style>
    <style:style style:name="T264" style:family="text">
      <style:text-properties officeooo:rsid="01f10726"/>
    </style:style>
    <style:style style:name="T265" style:family="text">
      <style:text-properties officeooo:rsid="01f2cf68"/>
    </style:style>
    <style:style style:name="T266" style:family="text">
      <style:text-properties officeooo:rsid="01f480bc"/>
    </style:style>
    <style:style style:name="T267" style:family="text">
      <style:text-properties officeooo:rsid="01f48ea6"/>
    </style:style>
    <style:style style:name="T268" style:family="text">
      <style:text-properties officeooo:rsid="01f5b780"/>
    </style:style>
    <style:style style:name="T269" style:family="text">
      <style:text-properties officeooo:rsid="01f71d7b"/>
    </style:style>
    <style:style style:name="T270" style:family="text">
      <style:text-properties officeooo:rsid="01fb702c"/>
    </style:style>
    <style:style style:name="T271" style:family="text">
      <style:text-properties officeooo:rsid="01fcf659"/>
    </style:style>
    <style:style style:name="T272" style:family="text">
      <style:text-properties officeooo:rsid="01fd19dd"/>
    </style:style>
    <style:style style:name="T273" style:family="text">
      <style:text-properties officeooo:rsid="01fe882a"/>
    </style:style>
    <style:style style:name="T274" style:family="text">
      <style:text-properties officeooo:rsid="02015fe7"/>
    </style:style>
    <style:style style:name="T275" style:family="text">
      <style:text-properties officeooo:rsid="0202e716"/>
    </style:style>
    <style:style style:name="T276" style:family="text">
      <style:text-properties officeooo:rsid="0206f285"/>
    </style:style>
    <style:style style:name="T277" style:family="text">
      <style:text-properties officeooo:rsid="020b0956"/>
    </style:style>
    <style:style style:name="T278" style:family="text">
      <style:text-properties officeooo:rsid="0211605f"/>
    </style:style>
    <style:style style:name="T279" style:family="text">
      <style:text-properties officeooo:rsid="0215ff62"/>
    </style:style>
    <style:style style:name="T280" style:family="text">
      <style:text-properties officeooo:rsid="0218ad14"/>
    </style:style>
    <style:style style:name="T281" style:family="text">
      <style:text-properties officeooo:rsid="02190cc5"/>
    </style:style>
    <style:style style:name="T282" style:family="text">
      <style:text-properties officeooo:rsid="0219b57c"/>
    </style:style>
    <style:style style:name="T283" style:family="text">
      <style:text-properties officeooo:rsid="021bb177"/>
    </style:style>
    <style:style style:name="T284" style:family="text">
      <style:text-properties officeooo:rsid="0220b90f"/>
    </style:style>
    <style:style style:name="T285" style:family="text">
      <style:text-properties officeooo:rsid="0222f23e"/>
    </style:style>
    <style:style style:name="T286" style:family="text">
      <style:text-properties officeooo:rsid="0223831e"/>
    </style:style>
    <style:style style:name="T287" style:family="text">
      <style:text-properties officeooo:rsid="02278fd1"/>
    </style:style>
    <style:style style:name="T288" style:family="text">
      <style:text-properties officeooo:rsid="0228e7cb"/>
    </style:style>
    <style:style style:name="T289" style:family="text">
      <style:text-properties officeooo:rsid="022a3e6e"/>
    </style:style>
    <style:style style:name="T290" style:family="text">
      <style:text-properties officeooo:rsid="022bf42a"/>
    </style:style>
    <style:style style:name="T291" style:family="text">
      <style:text-properties officeooo:rsid="022d186b"/>
    </style:style>
    <style:style style:name="T292" style:family="text">
      <style:text-properties officeooo:rsid="022f2fdd"/>
    </style:style>
    <style:style style:name="T293" style:family="text">
      <style:text-properties officeooo:rsid="02303345"/>
    </style:style>
    <style:style style:name="T294" style:family="text">
      <style:text-properties officeooo:rsid="0230f61e"/>
    </style:style>
    <style:style style:name="T295" style:family="text">
      <style:text-properties officeooo:rsid="023219eb"/>
    </style:style>
    <style:style style:name="T296" style:family="text">
      <style:text-properties officeooo:rsid="02332744"/>
    </style:style>
    <style:style style:name="T297" style:family="text">
      <style:text-properties officeooo:rsid="0234e0d1"/>
    </style:style>
    <style:style style:name="T298" style:family="text">
      <style:text-properties officeooo:rsid="0235e9be"/>
    </style:style>
    <style:style style:name="T299" style:family="text">
      <style:text-properties officeooo:rsid="0237562f"/>
    </style:style>
    <style:style style:name="T300" style:family="text">
      <style:text-properties officeooo:rsid="02387f55"/>
    </style:style>
    <style:style style:name="T301" style:family="text">
      <style:text-properties officeooo:rsid="023acc41"/>
    </style:style>
    <style:style style:name="T302" style:family="text">
      <style:text-properties officeooo:rsid="023cfce7"/>
    </style:style>
    <style:style style:name="T303" style:family="text">
      <style:text-properties officeooo:rsid="023e821a"/>
    </style:style>
    <style:style style:name="T304" style:family="text">
      <style:text-properties officeooo:rsid="023fef79"/>
    </style:style>
    <style:style style:name="T305" style:family="text">
      <style:text-properties officeooo:rsid="02439f8d"/>
    </style:style>
    <style:style style:name="T306" style:family="text">
      <style:text-properties officeooo:rsid="02453997"/>
    </style:style>
    <style:style style:name="T307" style:family="text">
      <style:text-properties officeooo:rsid="0242457c"/>
    </style:style>
    <style:style style:name="T308" style:family="text">
      <style:text-properties officeooo:rsid="02492d43"/>
    </style:style>
    <style:style style:name="T309" style:family="text">
      <style:text-properties officeooo:rsid="024b702c"/>
    </style:style>
    <style:style style:name="T310" style:family="text">
      <style:text-properties officeooo:rsid="024ce876"/>
    </style:style>
    <style:style style:name="T311" style:family="text">
      <style:text-properties officeooo:rsid="025074fa"/>
    </style:style>
    <style:style style:name="T312" style:family="text">
      <style:text-properties officeooo:rsid="02530d51"/>
    </style:style>
    <style:style style:name="T313" style:family="text">
      <style:text-properties officeooo:rsid="025b23fa"/>
    </style:style>
    <style:style style:name="T314" style:family="text">
      <style:text-properties officeooo:rsid="025dd60e"/>
    </style:style>
    <style:style style:name="T315" style:family="text">
      <style:text-properties officeooo:rsid="02608732"/>
    </style:style>
    <style:style style:name="T316" style:family="text">
      <style:text-properties officeooo:rsid="0264605e"/>
    </style:style>
    <style:style style:name="T317" style:family="text">
      <style:text-properties officeooo:rsid="0266ddd3"/>
    </style:style>
    <style:style style:name="T318" style:family="text">
      <style:text-properties officeooo:rsid="02671b51"/>
    </style:style>
    <style:style style:name="T319" style:family="text">
      <style:text-properties officeooo:rsid="02698f32"/>
    </style:style>
    <style:style style:name="T320" style:family="text">
      <style:text-properties officeooo:rsid="026b7816"/>
    </style:style>
    <style:style style:name="T321" style:family="text">
      <style:text-properties officeooo:rsid="026c518c"/>
    </style:style>
    <style:style style:name="T322" style:family="text">
      <style:text-properties fo:color="#008000" loext:opacity="100%" style:font-name="Hack" fo:font-size="9pt" style:font-size-asian="9pt"/>
    </style:style>
    <style:style style:name="T323" style:family="text">
      <style:text-properties fo:color="#008000" loext:opacity="100%" style:font-name="Hack" fo:font-size="9pt" fo:background-color="transparent" loext:char-shading-value="0" style:font-size-asian="9pt"/>
    </style:style>
    <style:style style:name="T324" style:family="text">
      <style:text-properties style:font-name="Hack" fo:font-size="9pt" style:font-size-asian="9pt"/>
    </style:style>
    <style:style style:name="T325" style:family="text">
      <style:text-properties officeooo:rsid="0270b0c4"/>
    </style:style>
    <style:style style:name="T326" style:family="text">
      <style:text-properties officeooo:rsid="0278d7fa"/>
    </style:style>
    <style:style style:name="T327" style:family="text">
      <style:text-properties officeooo:rsid="027a9f64"/>
    </style:style>
    <style:style style:name="T328" style:family="text">
      <style:text-properties officeooo:rsid="02873e25"/>
    </style:style>
    <style:style style:name="T329" style:family="text">
      <style:text-properties officeooo:rsid="0289c2ec"/>
    </style:style>
    <style:style style:name="T330" style:family="text">
      <style:text-properties officeooo:rsid="028aa33e"/>
    </style:style>
    <style:style style:name="T331" style:family="text">
      <style:text-properties officeooo:rsid="028c539c"/>
    </style:style>
    <style:style style:name="T332" style:family="text">
      <style:text-properties officeooo:rsid="028e76d0"/>
    </style:style>
    <style:style style:name="T333" style:family="text">
      <style:text-properties officeooo:rsid="028fbc76"/>
    </style:style>
    <style:style style:name="T334" style:family="text">
      <style:text-properties officeooo:rsid="02914906"/>
    </style:style>
    <style:style style:name="T335" style:family="text">
      <style:text-properties officeooo:rsid="02942521"/>
    </style:style>
    <style:style style:name="T336" style:family="text">
      <style:text-properties officeooo:rsid="0296e134"/>
    </style:style>
    <style:style style:name="T337" style:family="text">
      <style:text-properties officeooo:rsid="029a9f4f"/>
    </style:style>
    <style:style style:name="T338" style:family="text">
      <style:text-properties officeooo:rsid="029aee4d"/>
    </style:style>
    <style:style style:name="T339" style:family="text">
      <style:text-properties officeooo:rsid="029b2ef9"/>
    </style:style>
    <style:style style:name="T340" style:family="text">
      <style:text-properties officeooo:rsid="029c7873"/>
    </style:style>
    <style:style style:name="T341" style:family="text">
      <style:text-properties officeooo:rsid="029ddf11"/>
    </style:style>
    <style:style style:name="T342" style:family="text">
      <style:text-properties officeooo:rsid="029ec060"/>
    </style:style>
    <style:style style:name="T343" style:family="text">
      <style:text-properties officeooo:rsid="029eeb17"/>
    </style:style>
    <style:style style:name="T344" style:family="text">
      <style:text-properties officeooo:rsid="02a0bfae"/>
    </style:style>
    <style:style style:name="T345" style:family="text">
      <style:text-properties officeooo:rsid="02a5598a"/>
    </style:style>
    <style:style style:name="T346" style:family="text">
      <style:text-properties officeooo:rsid="02acd061"/>
    </style:style>
    <style:style style:name="T347" style:family="text">
      <style:text-properties officeooo:rsid="02ae3e75"/>
    </style:style>
    <style:style style:name="T348" style:family="text">
      <style:text-properties officeooo:rsid="02b01065"/>
    </style:style>
    <style:style style:name="T349" style:family="text">
      <style:text-properties officeooo:rsid="02b17aec"/>
    </style:style>
    <style:style style:name="T350" style:family="text">
      <style:text-properties officeooo:rsid="02b238f5"/>
    </style:style>
    <style:style style:name="T351" style:family="text">
      <style:text-properties officeooo:rsid="02b2ac47"/>
    </style:style>
    <style:style style:name="T352" style:family="text">
      <style:text-properties officeooo:rsid="02b4c775"/>
    </style:style>
    <style:style style:name="T353" style:family="text">
      <style:text-properties officeooo:rsid="02b75c34"/>
    </style:style>
    <style:style style:name="T354" style:family="text">
      <style:text-properties officeooo:rsid="02b893f0"/>
    </style:style>
    <style:style style:name="T355" style:family="text">
      <style:text-properties officeooo:rsid="02bcc033"/>
    </style:style>
    <style:style style:name="T356" style:family="text">
      <style:text-properties officeooo:rsid="02bf6af5"/>
    </style:style>
    <style:style style:name="T357" style:family="text">
      <style:text-properties officeooo:rsid="02c0e4ad"/>
    </style:style>
    <style:style style:name="T358" style:family="text">
      <style:text-properties officeooo:rsid="02c56d61"/>
    </style:style>
    <style:style style:name="T359" style:family="text">
      <style:text-properties officeooo:rsid="02cab079"/>
    </style:style>
    <style:style style:name="T360" style:family="text">
      <style:text-properties officeooo:rsid="02cab33d"/>
    </style:style>
    <style:style style:name="T361" style:family="text">
      <style:text-properties officeooo:rsid="02ccdbf6"/>
    </style:style>
    <style:style style:name="T362" style:family="text">
      <style:text-properties officeooo:rsid="02cdc907"/>
    </style:style>
    <style:style style:name="T363" style:family="text">
      <style:text-properties officeooo:rsid="02cfab88"/>
    </style:style>
    <style:style style:name="T364" style:family="text">
      <style:text-properties officeooo:rsid="02d0f563"/>
    </style:style>
    <style:style style:name="T365" style:family="text">
      <style:text-properties officeooo:rsid="02d10b1a"/>
    </style:style>
    <style:style style:name="T366" style:family="text">
      <style:text-properties officeooo:rsid="02d2bf9b"/>
    </style:style>
    <style:style style:name="T367" style:family="text">
      <style:text-properties officeooo:rsid="02d7abb7"/>
    </style:style>
    <style:style style:name="T368" style:family="text">
      <style:text-properties officeooo:rsid="02d96ee9"/>
    </style:style>
    <style:style style:name="T369" style:family="text">
      <style:text-properties officeooo:rsid="02e7c334"/>
    </style:style>
    <style:style style:name="T370" style:family="text">
      <style:text-properties officeooo:rsid="02e950b4"/>
    </style:style>
    <style:style style:name="T371" style:family="text">
      <style:text-properties officeooo:rsid="02eb33c8"/>
    </style:style>
    <style:style style:name="T372" style:family="text">
      <style:text-properties officeooo:rsid="02eb62f3"/>
    </style:style>
    <style:style style:name="T373" style:family="text">
      <style:text-properties officeooo:rsid="02f1415f"/>
    </style:style>
    <style:style style:name="T374" style:family="text">
      <style:text-properties officeooo:rsid="02f4001d"/>
    </style:style>
    <style:style style:name="T375" style:family="text">
      <style:text-properties officeooo:rsid="02f7422d"/>
    </style:style>
    <style:style style:name="T376" style:family="text">
      <style:text-properties officeooo:rsid="02f8fde2"/>
    </style:style>
    <style:style style:name="T377" style:family="text">
      <style:text-properties officeooo:rsid="02f9ff33"/>
    </style:style>
    <style:style style:name="T378" style:family="text">
      <style:text-properties officeooo:rsid="02fc1fec"/>
    </style:style>
    <style:style style:name="T379" style:family="text">
      <style:text-properties fo:font-weight="bold" style:font-weight-asian="bold" style:font-weight-complex="bold"/>
    </style:style>
    <style:style style:name="T380" style:family="text">
      <style:text-properties style:text-line-through-style="solid" style:text-line-through-type="single" officeooo:rsid="00bcf8a3"/>
    </style:style>
    <style:style style:name="T381" style:family="text">
      <style:text-properties officeooo:rsid="02fed915"/>
    </style:style>
    <style:style style:name="T382" style:family="text">
      <style:text-properties officeooo:rsid="0300a04c"/>
    </style:style>
    <style:style style:name="T383" style:family="text">
      <style:text-properties officeooo:rsid="03055b7d"/>
    </style:style>
    <style:style style:name="T384" style:family="text">
      <style:text-properties officeooo:rsid="030875eb"/>
    </style:style>
    <style:style style:name="T385" style:family="text">
      <style:text-properties officeooo:rsid="030c7780"/>
    </style:style>
    <style:style style:name="T386" style:family="text">
      <style:text-properties officeooo:rsid="0310dd70"/>
    </style:style>
    <style:style style:name="T387" style:family="text">
      <style:text-properties officeooo:rsid="0312c46d"/>
    </style:style>
    <style:style style:name="T388" style:family="text">
      <style:text-properties officeooo:rsid="03137c2f"/>
    </style:style>
    <style:style style:name="T389" style:family="text">
      <style:text-properties officeooo:rsid="03183782"/>
    </style:style>
    <style:style style:name="T390" style:family="text">
      <style:text-properties officeooo:rsid="0319544d"/>
    </style:style>
    <style:style style:name="T391" style:family="text">
      <style:text-properties officeooo:rsid="0319ca29"/>
    </style:style>
    <style:style style:name="T392" style:family="text">
      <style:text-properties officeooo:rsid="031a4d6b"/>
    </style:style>
    <style:style style:name="T393" style:family="text">
      <style:text-properties officeooo:rsid="031b48f8"/>
    </style:style>
    <style:style style:name="T394" style:family="text">
      <style:text-properties officeooo:rsid="031e9858"/>
    </style:style>
    <style:style style:name="T395" style:family="text">
      <style:text-properties officeooo:rsid="0322f8c5"/>
    </style:style>
    <style:style style:name="T396" style:family="text">
      <style:text-properties officeooo:rsid="0324df49"/>
    </style:style>
    <style:style style:name="T397" style:family="text">
      <style:text-properties officeooo:rsid="03267efa"/>
    </style:style>
    <style:style style:name="T398" style:family="text">
      <style:text-properties officeooo:rsid="0326ff6b"/>
    </style:style>
    <style:style style:name="T399" style:family="text">
      <style:text-properties officeooo:rsid="032a0552"/>
    </style:style>
    <style:style style:name="T400" style:family="text">
      <style:text-properties officeooo:rsid="032bbacd"/>
    </style:style>
    <style:style style:name="T401" style:family="text">
      <style:text-properties officeooo:rsid="032cde2f"/>
    </style:style>
    <style:style style:name="T402" style:family="text">
      <style:text-properties officeooo:rsid="032d719a"/>
    </style:style>
    <style:style style:name="T403" style:family="text">
      <style:text-properties officeooo:rsid="032f3253"/>
    </style:style>
    <style:style style:name="T404" style:family="text">
      <style:text-properties officeooo:rsid="032f7d54"/>
    </style:style>
    <style:style style:name="T405" style:family="text">
      <style:text-properties officeooo:rsid="033104fc"/>
    </style:style>
    <style:style style:name="T406" style:family="text">
      <style:text-properties officeooo:rsid="0336da10"/>
    </style:style>
    <style:style style:name="T407" style:family="text">
      <style:text-properties officeooo:rsid="0337238d"/>
    </style:style>
    <style:style style:name="T408" style:family="text">
      <style:text-properties officeooo:rsid="033740c4"/>
    </style:style>
    <style:style style:name="T409" style:family="text">
      <style:text-properties officeooo:rsid="03387584"/>
    </style:style>
    <style:style style:name="T410" style:family="text">
      <style:text-properties officeooo:rsid="033a91d6"/>
    </style:style>
    <style:style style:name="T411" style:family="text">
      <style:text-properties officeooo:rsid="033c7c31"/>
    </style:style>
    <style:style style:name="T412" style:family="text">
      <style:text-properties officeooo:rsid="033ef8ea"/>
    </style:style>
    <style:style style:name="T413" style:family="text">
      <style:text-properties officeooo:rsid="034da443"/>
    </style:style>
    <style:style style:name="T414" style:family="text">
      <style:text-properties officeooo:rsid="034edf2c"/>
    </style:style>
    <style:style style:name="T415" style:family="text">
      <style:text-properties officeooo:rsid="034fe6ab"/>
    </style:style>
    <style:style style:name="T416" style:family="text">
      <style:text-properties officeooo:rsid="03537587"/>
    </style:style>
    <style:style style:name="T417" style:family="text">
      <style:text-properties officeooo:rsid="0353eb68"/>
    </style:style>
    <style:style style:name="T418" style:family="text">
      <style:text-properties officeooo:rsid="03549a3d"/>
    </style:style>
    <style:style style:name="T419" style:family="text">
      <style:text-properties officeooo:rsid="03575412"/>
    </style:style>
    <style:style style:name="T420" style:family="text">
      <style:text-properties officeooo:rsid="0357df97"/>
    </style:style>
    <style:style style:name="T421" style:family="text">
      <style:text-properties officeooo:rsid="035ac4cd"/>
    </style:style>
    <style:style style:name="T422" style:family="text">
      <style:text-properties officeooo:rsid="035cbfa5"/>
    </style:style>
    <style:style style:name="T423" style:family="text">
      <style:text-properties officeooo:rsid="035eff67"/>
    </style:style>
    <style:style style:name="T424" style:family="text">
      <style:text-properties officeooo:rsid="03604a5c"/>
    </style:style>
    <style:style style:name="T425" style:family="text">
      <style:text-properties officeooo:rsid="036396f4"/>
    </style:style>
    <style:style style:name="T426" style:family="text">
      <style:text-properties officeooo:rsid="03644d23"/>
    </style:style>
    <style:style style:name="T427" style:family="text">
      <style:text-properties officeooo:rsid="036938ef"/>
    </style:style>
    <style:style style:name="T428" style:family="text">
      <style:text-properties officeooo:rsid="0369d719"/>
    </style:style>
    <style:style style:name="T429" style:family="text">
      <style:text-properties officeooo:rsid="036aaea8"/>
    </style:style>
    <style:style style:name="T430" style:family="text">
      <style:text-properties officeooo:rsid="036f02a3"/>
    </style:style>
    <style:style style:name="T431" style:family="text">
      <style:text-properties officeooo:rsid="03702f7d"/>
    </style:style>
    <style:style style:name="T432" style:family="text">
      <style:text-properties officeooo:rsid="03719cf1"/>
    </style:style>
    <style:style style:name="T433" style:family="text">
      <style:text-properties officeooo:rsid="03729dfb"/>
    </style:style>
    <style:style style:name="T434" style:family="text">
      <style:text-properties officeooo:rsid="03731320"/>
    </style:style>
    <style:style style:name="T435" style:family="text">
      <style:text-properties officeooo:rsid="03742432"/>
    </style:style>
    <style:style style:name="T436" style:family="text">
      <style:text-properties officeooo:rsid="037614cd"/>
    </style:style>
    <style:style style:name="T437" style:family="text">
      <style:text-properties officeooo:rsid="0377092c"/>
    </style:style>
    <style:style style:name="T438" style:family="text">
      <style:text-properties officeooo:rsid="0379c2f2"/>
    </style:style>
    <style:style style:name="T439" style:family="text">
      <style:text-properties officeooo:rsid="037da5f7"/>
    </style:style>
    <style:style style:name="T440" style:family="text">
      <style:text-properties officeooo:rsid="037f61c1"/>
    </style:style>
    <style:style style:name="T441" style:family="text">
      <style:text-properties officeooo:rsid="03811dcb"/>
    </style:style>
    <style:style style:name="T442" style:family="text">
      <style:text-properties officeooo:rsid="03865b13"/>
    </style:style>
    <style:style style:name="T443" style:family="text">
      <style:text-properties officeooo:rsid="03872915"/>
    </style:style>
    <style:style style:name="T444" style:family="text">
      <style:text-properties officeooo:rsid="038919cc"/>
    </style:style>
    <style:style style:name="T445" style:family="text">
      <style:text-properties officeooo:rsid="03891da5"/>
    </style:style>
    <style:style style:name="T446" style:family="text">
      <style:text-properties officeooo:rsid="038cdf5b"/>
    </style:style>
    <style:style style:name="T447" style:family="text">
      <style:text-properties officeooo:rsid="038d942a"/>
    </style:style>
    <style:style style:name="T448" style:family="text">
      <style:text-properties officeooo:rsid="038e684f"/>
    </style:style>
    <style:style style:name="T449" style:family="text">
      <style:text-properties officeooo:rsid="038e9451"/>
    </style:style>
    <style:style style:name="T450" style:family="text">
      <style:text-properties officeooo:rsid="038ecdc4"/>
    </style:style>
    <style:style style:name="T451" style:family="text">
      <style:text-properties officeooo:rsid="03911be4"/>
    </style:style>
    <style:style style:name="T452" style:family="text">
      <style:text-properties officeooo:rsid="03937edb"/>
    </style:style>
    <style:style style:name="T453" style:family="text">
      <style:text-properties officeooo:rsid="03948788"/>
    </style:style>
    <style:style style:name="T454" style:family="text">
      <style:text-properties officeooo:rsid="03965f44"/>
    </style:style>
    <style:style style:name="T455" style:family="text">
      <style:text-properties officeooo:rsid="0398a1f4"/>
    </style:style>
    <style:style style:name="T456" style:family="text">
      <style:text-properties officeooo:rsid="03a0b5b8"/>
    </style:style>
    <style:style style:name="T457" style:family="text">
      <style:text-properties officeooo:rsid="03a214de"/>
    </style:style>
    <style:style style:name="T458" style:family="text">
      <style:text-properties officeooo:rsid="03a38190"/>
    </style:style>
    <style:style style:name="T459" style:family="text">
      <style:text-properties officeooo:rsid="03a5bab3"/>
    </style:style>
    <style:style style:name="T460" style:family="text">
      <style:text-properties officeooo:rsid="03a73bd1"/>
    </style:style>
    <style:style style:name="T461" style:family="text">
      <style:text-properties officeooo:rsid="03a75605"/>
    </style:style>
    <style:style style:name="T462" style:family="text">
      <style:text-properties officeooo:rsid="03a8a49b"/>
    </style:style>
    <style:style style:name="T463" style:family="text">
      <style:text-properties officeooo:rsid="03ab50eb"/>
    </style:style>
    <style:style style:name="T464" style:family="text">
      <style:text-properties officeooo:rsid="03adb9f8"/>
    </style:style>
    <style:style style:name="T465" style:family="text">
      <style:text-properties officeooo:rsid="03af1432"/>
    </style:style>
    <style:style style:name="T466" style:family="text">
      <style:text-properties officeooo:rsid="03b0d58c"/>
    </style:style>
    <style:style style:name="T467" style:family="text">
      <style:text-properties officeooo:rsid="03b35d4f"/>
    </style:style>
    <style:style style:name="T468" style:family="text">
      <style:text-properties officeooo:rsid="03b52715"/>
    </style:style>
    <style:style style:name="T469" style:family="text">
      <style:text-properties officeooo:rsid="03b5e5f8"/>
    </style:style>
    <style:style style:name="T470" style:family="text">
      <style:text-properties officeooo:rsid="03b699c7"/>
    </style:style>
    <style:style style:name="T471" style:family="text">
      <style:text-properties officeooo:rsid="03baef05"/>
    </style:style>
    <style:style style:name="T47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7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66" text:outline-level="1" text:is-list-header="true">May 26, 2023</text:h>
      <text:p text:style-name="P500">Added build.rs to always copy the Adapter_BackEnd.dll and Adapter_BackEnd.pdb files to the rust target directory where the executable can find it. <text:s/><text:span text:style-name="T470">I also added the following to the build.rs file:</text:span></text:p>
      <text:p text:style-name="Code"><text:s text:c="4"/>println!("cargo:rustc-link-lib=Adapter_BackEnd");</text:p>
      <text:p text:style-name="Code"><text:s text:c="4"/>println!("cargo:rustc-link-search={}", library_path.display());</text:p>
      <text:p text:style-name="P501">This allowed me to remove the #[link("Adapter_BackEnd")] attributes from all the functions defined in adapter_backend.rs. <text:s/>However, I still need that attribute on the BLOCK_NAME_0, BLOCK_NAME_1, and BLOCK_NAME_2 externs (I couldn't find out why).</text:p>
      <text:p text:style-name="P502">I also couldn't find a good way to have rust copy the Adapter_BackEnd files only if they were changed.</text:p>
      <text:p text:style-name="P502">Basically, the rust build script is intended to just set up the build environment and is not intended as a formal build process. <text:s/>All the recommendations I've seen for more complex scenarios is to use a platform-specific build or make script.</text:p>
      <text:p text:style-name="P503">In any event, the build.rs file works very fast, as the files to be copied are quite small. <text:s/><text:span text:style-name="T471">It's good enough for now.</text:span></text:p>
      <text:p text:style-name="P504">Incidentally, to test this, I built everything in release mode. <text:s/>It all worked.</text:p>
      <text:p text:style-name="P505">Added the Adapter_BackEnd project directory to DoxyFile so the files show up in the documentation.</text:p>
      <text:p text:style-name="P506">Modified the DesignPatternExamples.sln to make sure Adapter_BackEnd project is built before everything else, especially the rust project (I can do this because I created a make project file for building rust).</text:p>
      <text:p text:style-name="P507">Modified C++ Adapter pattern design example to use the Adapter_BackEnd dll.</text:p>
      <text:p text:style-name="P50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508"/>
      <text:h text:style-name="P413" text:outline-level="1" text:is-list-header="true"><text:soft-page-break/>May 25, 2023</text:h>
      <text:p text:style-name="P389">So my conversion from the *const ::std::os::raw::c_char <text:span text:style-name="T457">(BLOCK_NAME_0) to (rust) String caused the error, probably because the String went out of scope too soon. <text:s/>I modified _</text:span><text:span text:style-name="T459">block_number_to_name</text:span><text:span text:style-name="T458">() to look like the following, eliminating the transformation to a full String, and instead returning a reference to a string slice:</text:span></text:p>
      <text:p text:style-name="Code">fn _block_number_to_name<text:span text:style-name="T263">&lt;'a&gt;</text:span>(block_number: MemoryBlockNumber) -&gt; &amp;<text:span text:style-name="T263">'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60">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1">Adapter </text:span><text:span text:style-name="T462">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3">variable</text:span>s, <text:span text:style-name="T463">as those variables are supposed to be read-only.</text:span></text:p>
      <text:p text:style-name="P409">Next step is to add a build step to get the latest Adapter_Back<text:span text:style-name="T464">E</text:span>nd.dll/.lib file. <text:s/>I have to decide whether I want to always generate adapter_backend.rs or to manually keep it up-to-date. <text:s/><text:span text:style-name="T464">I don't anticipate making any further changes to the Adapter_BackEnd.dll. <text:s/></text:span><text:span text:style-name="T465">I think I will continue with a manual update of the adapter_backend.rs; that way, I can make a number of changes to the symbols </text:span><text:span text:style-name="T466">to create rust-appropriate names for the DLL's symbols.</text:span></text:p>
      <text:p text:style-name="P410"><text:soft-page-break/>In adater_backend.rs, converted all extern types to use #[link_name=""] to specify the actual name of each type and then renamed each type to be rust-compliant. <text:s/><text:span text:style-name="T467">I still need #![allow()] statements at the top of adapter_backend.rs and adapter_functions.rs to deal with the few remaining exceptions.</text:span></text:p>
      <text:p text:style-name="P411">Cleaned up the Adapter code a bit. <text:s/><text:span text:style-name="T468">Can't connect it to Doxygen, unfortunately. <text:s/></text:span><text:span text:style-name="T469">Committed changes so far.</text:span></text:p>
      <text:p text:style-name="P409"/>
      <text:h text:style-name="P414" text:outline-level="1" text:is-list-header="true">May 24, 2023</text:h>
      <text:p text:style-name="P385">Created Adapter_BackEnd project in the DesignPatternExamples solution that is written in C and produces a DLL called Adapter_BackEnd.dll. <text:s/><text:span text:style-name="T439">The project output goes to &lt;solutiondirectory&gt;\lib\&lt;platform&gt;\&lt;configuration&gt;\Adapter_BackEnd.dll/.lib. <text:s/>The header file for the DLL goes to &lt;solutiondirectory&gt;\lib\include. <text:s/></text:span><text:span text:style-name="T440">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40">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7">keep</text:span> in C, though, as I already have that code completed.</text:p>
      <text:p text:style-name="P393">Note that only the C version uses the data chunk style of back end, the others use the DataReadWrite class <text:span text:style-name="T438">and would their adapters would have to be rewritten. <text:s/>On the other hand, I already have an adapter that works so I can more or less copy it to the other languages.</text:span></text:p>
      <text:p text:style-name="P394">For rust, I need to create Foreign <text:span text:style-name="T441">Function Interface (FFI) bindings to the contents of the Adapter_BackEnd.dll. <text:s/></text:span><text:a xlink:type="simple" xlink:href="https://doc.rust-lang.org/nomicon/ffi.html" text:style-name="Internet_20_link" text:visited-style-name="Visited_20_Internet_20_Link"><text:span text:style-name="T442">Here is the latest documentation for FFI</text:span></text:a><text:span text:style-name="T442">.</text:span></text:p>
      <text:p text:style-name="P390">Apparently, the bindgen tool can do that – but I need to install it. <text:s/>Like this:</text:p>
      <text:p text:style-name="P387">cargo install bindgen-cli</text:p>
      <text:p text:style-name="P395"><text:span text:style-name="T446">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text:soft-page-break/>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7">bindgen</text:span> like this:</text:p>
      <text:p text:style-name="P387">cd c:\work\vs2022\DesignPatternExamples\rust\design_pattern_examples_rust</text:p>
      <text:p text:style-name="P387">bindgen ..\..\lib\include\Adapter_BackEnd.h</text:p>
      <text:p text:style-name="P390"><text:span text:style-name="T442">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3">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4">output src\</text:span><text:span text:style-name="T445">adapter\</text:span><text:span text:style-name="T444">adapter_backend.rs</text:span></text:p>
      <text:p text:style-name="P397">This dumps the bin<text:span text:style-name="T448">dings to the specified file. <text:s/></text:span><text:span text:style-name="T449">Unfortunately, there are some additional stuff in the file that doesn't need to be there. <text:s/></text:span><text:span text:style-name="T450">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text:soft-page-break/>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1">And I mean a</text:span> <text:span text:style-name="T241">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2">and I </text:span><text:span text:style-name="T453">manually</text:span><text:span text:style-name="T452"> placed the Adapter_BackEnd.dll in the targets\debug directory. <text:s/></text:span><text:span text:style-name="T454">I need to figure out how to create a build script for this.</text:span></text:p>
      <text:p text:style-name="P400"><text:soft-page-break/>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5">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6">on </text:span>the call to adapter_open_memory() and step through the code, the error does not occur. <text:s/>That means a memory corruption error.</text:p>
      <text:h text:style-name="P415"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oft-page-break/><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7">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soft-page-break/>}</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8">This is overkill for what I'm doing, especially since they are </text:span><text:soft-page-break/><text:span text:style-name="T428">trying their best to connect Rust to C++. <text:s/>They are using cbingen, a cargo that "automatically generates C/C++ header files based on the repr(C) structure and the extern "C" functions". <text:s/></text:span><text:span text:style-name="T429">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30">I'm guessing</text:span> the linker is expecting to find the C-style rust code in its own static or dynamic library, instead of among the collection of objects already created from the modules. <text:s/><text:span text:style-name="T431">What I don't know is whether I have to create a rust workspace so as to have a separate library cargo specifically for the Adapter back-end functions and that cargo has to be in parallel with the design_pattern_examples cargo. <text:s/></text:span><text:span text:style-name="T432">Or can I just create a nested cargo? <text:s/></text:span><text:span text:style-name="T433">But then, when running the parent cargo, how does rust know to build the nested cargo? <text:s/></text:span><text:span text:style-name="T434">And if I created a nested cargo, the git repository for that cargo wouldn't be attached to the parent repository.</text:span></text:p>
      <text:p text:style-name="P384">So I must use a workspace approach, if I want to have a library. <text:span text:style-name="T435">VERIFIED </text:span><text:span text:style-name="T436">(c:\work\rust\practice_workspace).</text:span></text:p>
      <text:h text:style-name="P416" text:outline-level="1" text:is-list-header="true">May 22, 2023</text:h>
      <text:p text:style-name="P374">Started working on the Adapter pattern example in rust. <text:s/><text:span text:style-name="T425">Interesting question of how to deal with the back-end functions. <text:s/>Can I write them with a C-style declaration? <text:s/>I seem to remember reading something about that somewhere </text:span><text:span text:style-name="T426">(</text:span><text:a xlink:type="simple" xlink:href="https://doc.rust-lang.org/book/ch19-01-unsafe-rust.html#using-extern-functions-to-call-external-code" text:style-name="Internet_20_link" text:visited-style-name="Visited_20_Internet_20_Link"><text:span text:style-name="T426">here</text:span></text:a><text:span text:style-name="T426">).</text:span></text:p>
      <text:h text:style-name="P417"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oft-page-break/><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3">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3">so I threw out the experiment. <text:s/>I'm going with the first option above.</text:span></text:p>
      <text:h text:style-name="Heading_20_2" text:outline-level="2" text:is-list-header="true">Modules</text:h>
      <text:p text:style-name="P364">Although I would like to have all patterns <text:span text:style-name="T415">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4">For example, for the adapter pattern:</text:span></text:p>
      <text:p text:style-name="Code"><text:soft-page-break/>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5">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6">M</text:span>arkdown after that. <text:s/><text:span text:style-name="T416">Any code block surrounded by ``` is treated a document example and can be executed with cargo test, </text:span><text:span text:style-name="T417">so the examples need to be executable.</text:span></text:p>
      <text:p text:style-name="P367">The rust documentation does not support the doxygen format for C#, <text:span text:style-name="T418">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9">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0">and this functionality was added.</text:span> <text:s/><text:span text:style-name="T420">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1">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2">Maybe this will be resolved in the future.</text:span></text:p>
      <text:p text:style-name="P372"><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3">Personally, I think it a bit haphazard but I'm used to verbose documentation.</text:span></text:p>
      <text:p text:style-name="P373">rust documentation relies <text:span text:style-name="T424">heavily</text:span> on examples of how to use something.</text:p>
      <text:p text:style-name="P366"/>
      <text:h text:style-name="P418"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4">Next, i</text:span>n VS2022, <text:span text:style-name="T404">I </text:span>installed <text:span text:style-name="T404">the "</text:span>Folder <text:span text:style-name="T402">to </text:span>Solution <text:span text:style-name="T403">Folder</text:span><text:span text:style-name="T404">"</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5">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300204757" text:style-name="L1">
        <text:list-item>
          <text:p text:style-name="P467">In VS2022, add to the solution a Makefile C++ project.</text:p>
        </text:list-item>
        <text:list-item>
          <text:p text:style-name="P467">Use the name: design_pattern_examples_rust</text:p>
        </text:list-item>
        <text:list-item>
          <text:p text:style-name="P467">Location: c:\work\vs2022\DesignPatternExamples\rust</text:p>
        </text:list-item>
        <text:list-item>
          <text:p text:style-name="P467">Click Finish.</text:p>
        </text:list-item>
        <text:list-item>
          <text:p text:style-name="P467">From the Command prompt, enter the following</text:p>
        </text:list-item>
      </text:list>
      <text:p text:style-name="P38">cd c:\work\vs2022\DesignPatternExamples\rust</text:p>
      <text:p text:style-name="P38">cargo <text:span text:style-name="T408">init</text:span> design_pattern_examples_rust</text:p>
      <text:list xml:id="list183649900155757" text:continue-numbering="true" text:style-name="L1">
        <text:list-item>
          <text:p text:style-name="P467">Back in VS2022<text:span text:style-name="T406">'s Solution Explorer,</text:span> <text:span text:style-name="T406">in </text:span>the design_pattern_examples_rust project,</text:p>
          <text:list>
            <text:list-item>
              <text:p text:style-name="P468"><text:soft-page-break/><text:span text:style-name="T407">Delete</text:span> the Header Files filter <text:span text:style-name="T407">(right-click on Header Files and select Delete)</text:span></text:p>
            </text:list-item>
            <text:list-item>
              <text:p text:style-name="P468"><text:span text:style-name="T407">Delete</text:span> the Resource Files filter</text:p>
            </text:list-item>
            <text:list-item>
              <text:p text:style-name="P468">Select the Source Files filter and press F4 to show filter properties</text:p>
              <text:list>
                <text:list-item>
                  <text:p text:style-name="P468">Rename the filter to src</text:p>
                </text:list-item>
                <text:list-item>
                  <text:p text:style-name="P468">Replace the filter list with rs</text:p>
                </text:list-item>
                <text:list-item>
                  <text:p text:style-name="P469">Close the properties window to accept the changes</text:p>
                </text:list-item>
              </text:list>
            </text:list-item>
          </text:list>
        </text:list-item>
        <text:list-item>
          <text:p text:style-name="P470">Right-click on the design_pattern_examples_rust project and select <text:span text:style-name="T409">Add &gt; existing item.</text:span></text:p>
        </text:list-item>
        <text:list-item>
          <text:p text:style-name="P470"><text:span text:style-name="T409">Select </text:span><text:span text:style-name="T408">src\main.rs and click Add.</text:span></text:p>
        </text:list-item>
        <text:list-item>
          <text:p text:style-name="P471">Right-click on the design_pattern_examples_rust project and select <text:span text:style-name="T409">Add &gt; Existing item.</text:span></text:p>
        </text:list-item>
        <text:list-item>
          <text:p text:style-name="P471"><text:span text:style-name="T409">Select </text:span>Cargo.toml and click Add.</text:p>
        </text:list-item>
        <text:list-item>
          <text:p text:style-name="P472">Right-click on the design_pattern_examples_rust project and select Properties.</text:p>
        </text:list-item>
        <text:list-item>
          <text:p text:style-name="P473">Select All Platforms in the Platform drop-down.</text:p>
        </text:list-item>
        <text:list-item>
          <text:p text:style-name="P473">Select Debug in the Configuration drop-down.</text:p>
        </text:list-item>
        <text:list-item>
          <text:p text:style-name="P473">Set Output directory to: $(ProjectDir)target\<text:span text:style-name="T410">debug</text:span>\</text:p>
        </text:list-item>
        <text:list-item>
          <text:p text:style-name="P475"><text:span text:style-name="T411">S</text:span>et Intermediate directory to: $(ProjectDir)target\debug\intermediate<text:span text:style-name="T411">\</text:span></text:p>
        </text:list-item>
        <text:list-item>
          <text:p text:style-name="P477">Click Apply.</text:p>
        </text:list-item>
        <text:list-item>
          <text:p text:style-name="P477">Change Configuration to Release.</text:p>
        </text:list-item>
        <text:list-item>
          <text:p text:style-name="P474">Set Output directory to: $(ProjectDir)target\<text:span text:style-name="T411">release</text:span>\</text:p>
        </text:list-item>
        <text:list-item>
          <text:p text:style-name="P476"><text:span text:style-name="T411">S</text:span>et Intermediate directory to: $(ProjectDir)target\<text:span text:style-name="T411">release</text:span>\intermediate<text:span text:style-name="T411">\</text:span></text:p>
        </text:list-item>
        <text:list-item>
          <text:p text:style-name="P477">Click Apply.</text:p>
        </text:list-item>
        <text:list-item>
          <text:p text:style-name="P478">Change Configuration to All Configurations.</text:p>
        </text:list-item>
        <text:list-item>
          <text:p text:style-name="P478">Click on NMake category.</text:p>
        </text:list-item>
        <text:list-item>
          <text:p text:style-name="P478">Change the Build command line to: cargo build</text:p>
        </text:list-item>
        <text:list-item>
          <text:p text:style-name="P478">Change the Build All command line to: cargo build</text:p>
        </text:list-item>
        <text:list-item>
          <text:p text:style-name="P478"><text:span text:style-name="T412">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8">popd</text:p>
      <text:list xml:id="list183650566536800" text:continue-numbering="true" text:style-name="L1">
        <text:list-item>
          <text:p text:style-name="P479">Click OK to close the Clean Command line edit dialog box.</text:p>
        </text:list-item>
        <text:list-item>
          <text:p text:style-name="P479">Select everything in the Preprocessor Definitions and press Delete.</text:p>
        </text:list-item>
        <text:list-item>
          <text:p text:style-name="P479">Click Apply.</text:p>
        </text:list-item>
        <text:list-item>
          <text:p text:style-name="P479">Change the Configuration to Release.</text:p>
        </text:list-item>
        <text:list-item>
          <text:p text:style-name="P479">Edit the Build command line to append " --release" to the command.</text:p>
        </text:list-item>
        <text:list-item>
          <text:p text:style-name="P479">Edit the Build All command line to append " --release" to the command.</text:p>
        </text:list-item>
        <text:list-item>
          <text:p text:style-name="P480">Select the Debugging category.</text:p>
        </text:list-item>
        <text:list-item>
          <text:p text:style-name="P480">Change Configuration to All Configurations.</text:p>
        </text:list-item>
        <text:list-item>
          <text:p text:style-name="P480">Change the Command to: $(OutputPath)$(TargetName)</text:p>
        </text:list-item>
        <text:list-item>
          <text:p text:style-name="P481">Click OK to close the Project Properties dialog box.</text:p>
        </text:list-item>
        <text:list-item>
          <text:p text:style-name="P48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83">Open src\main.rs</text:p>
        </text:list-item>
        <text:list-item>
          <text:p text:style-name="P483">Put a breakpoint on a line</text:p>
        </text:list-item>
        <text:list-item>
          <text:p text:style-name="P483">Right-click the design_pattern_examples_rust project and select Debug &gt; Start New Instance</text:p>
        </text:list-item>
        <text:list-item>
          <text:p text:style-name="P483">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text:soft-page-break/>As such, it is not very productive using VS2022 to write rust code when that rust code is embedded with other language projects.</text:p>
      <text:p text:style-name="P349"/>
      <text:h text:style-name="P419" text:outline-level="1" text:is-list-header="true">May 15, 2023</text:h>
      <text:p text:style-name="P344">In VS2022, installed the SourceGear Rust extension, <text:span text:style-name="T395">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400">a little</text:span> like Python, in that I load a folder into Source Explorer. <text:s/><text:span text:style-name="T400">However, there is an actual Python project file, .pyproj, which rust does not have.</text:span></text:p>
      <text:p text:style-name="P344">To debug Rust projects in this way, I need a launch.<text:span text:style-name="T394">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4">SourceGear document</text:span></text:a><text:span text:style-name="T394">,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4">this page</text:span></text:a><text:span text:style-name="T394">. <text:s/>The values in the launch.vs.json file are reflected in the launch/Debug toolbar. <text:s/></text:span><text:span text:style-name="T399">A few more options for launch.vs.json are described in the </text:span><text:a xlink:type="simple" xlink:href="https://learn.microsoft.com/en-us/cpp/build/configure-cmake-debugging-sessions?view=msvc-170" text:style-name="Internet_20_link" text:visited-style-name="Visited_20_Internet_20_Link"><text:span text:style-name="T399">CMake debugging section</text:span></text:a><text:span text:style-name="T399">.</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6">(the option is grayed out). <text:s/>However, other options, such as auto-list completion are grayed out but the functionality works in the editor. <text:s/>The brace completion does NOT work. <text:s/></text:span><text:span text:style-name="T397">VSCode, on the other hand, does have brace completion, as well as auto-completion; it's just not quite as intelligent as VS2022. <text:s/></text:span><text:span text:style-name="T398">Also, the color syntax highlighting in VS2022 is more thorough than in VSCode.</text:span></text:p>
      <text:h text:style-name="P420" text:outline-level="1" text:is-list-header="true">April 27, 2023</text:h>
      <text:p text:style-name="P342">Completed work on the Visitor pattern examp<text:span text:style-name="T401">l</text:span>e for C. <text:s/><text:span text:style-name="T392">Updated visitor write-up.</text:span></text:p>
      <text:p text:style-name="P342">New helper: ConstStringList for handling strings that should not be duplicated or deleted. <text:s/><text:span text:style-name="T389">There seems to be a possible bug in StringList because when I added a hardcoded string to a StringList and later cleared the StringList, the hardcoded string was deleted. <text:s/></text:span><text:span text:style-name="T390">The reason I duplicated the strings in StringList was to not run into this particular problem. <text:s/></text:span><text:span text:style-name="T391">I probably should have root-caused the error before adding ConstStringList and replacing all uses of StringList in the Visitor pattern with ConstStringList.</text:span></text:p>
      <text:p text:style-name="P343"><text:soft-page-break/>New helper: Map<text:span text:style-name="T393">Of</text:span>String<text:span text:style-name="T393">s</text:span> for creating a mapping of a string to a ConstStringList (was StringList). <text:s/>basically, a map or dictionary.</text:p>
      <text:p text:style-name="P343">New helper: Map<text:span text:style-name="T393">Of</text:span>Int for creating a mapping of a string to an integer value.</text:p>
      <text:h text:style-name="P421" text:outline-level="1" text:is-list-header="true">April 25, 2023</text:h>
      <text:p text:style-name="P339">While working on the State pattern example for C, found a bug in the C++, <text:span text:style-name="T387">C#, and Python</text:span> version<text:span text:style-name="T387">s</text:span>. <text:s/><text:span text:style-name="T387">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8">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22"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6">I</text:span>ntArray_AddInt() <text:span text:style-name="T386">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23"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5">unlike C++, C#, or Python.</text:span></text:p>
      <text:h text:style-name="P424" text:outline-level="1" text:is-list-header="true">April 22, 2023</text:h>
      <text:p text:style-name="P332">Modif<text:span text:style-name="T384">ied </text:span>Mediator_Exercise() to handle error codes from the Mediator functions. <text:s/><text:span text:style-name="T384">Completely changed the structure of the exercise to more effectively handle error reporting.</text:span></text:p>
      <text:p text:style-name="P333">Completed work on the Memento pattern example in C. <text:s/>Updated the memento write-up.</text:p>
      <text:h text:style-name="P425" text:outline-level="1" text:is-list-header="true"><text:soft-page-break/>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3">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26"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27" text:outline-level="1" text:is-list-header="true">April 19, 2023</text:h>
      <text:p text:style-name="P325">Completed work on the HandlerChain pattern example in C. <text:s/>Updated the handler chain write-up. <text:s/><text:span text:style-name="T373">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28"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1">Note: The code that reads the cursor from stdin uses a loop that calls getc() repeatedly, looking for 'R' and EOF. <text:s/></text:span><text:span text:style-name="T382">I didn't realize that this was </text:span><text:soft-page-break/><text:span text:style-name="T382">the approach I had used in Python. <text:s/>Maybe I should look at the Python implementation a little more frequently.</text:span></text:p>
      <text:p text:style-name="P324">Added new helper: sleep().</text:p>
      <text:h text:style-name="P429" text:outline-level="1" text:is-list-header="true">April 15, 2023</text:h>
      <text:p text:style-name="P319"><text:span text:style-name="T372">Completed work</text:span> on the Decorator pattern example for C. <text:s/>I ha<text:span text:style-name="T372">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9">or any of the prior decorated forms.</text:span></text:p>
      <text:p text:style-name="P320">I could<text:span text:style-name="T372">'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0">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2">because</text:span> the decorations are accumulated in a single DynamicString. <text:s/><text:span text:style-name="T372">Having the decorators return a pointer to the passed-in DynamicString allows me to chain the function calls together and that</text:span><text:span text:style-name="T371"> makes it clear there is a "wrapping" behavior being applied.</text:span></text:p>
      <text:p text:style-name="P322">Created new helper: enableVTMode(), to set the console output mode on Windows. <text:s/>This uses an atexit() function to restore the mode on program exit.</text:p>
      <text:h text:style-name="P430"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84">DynamicString structure and functions.</text:p>
        </text:list-item>
        <text:list-item>
          <text:p text:style-name="P484">datetime_to_string() and datetime_now() functions.</text:p>
        </text:list-item>
        <text:list-item>
          <text:p text:style-name="P484">replace_chr(), replace_chri(), replace_str(), and replace_stri() functions</text:p>
        </text:list-item>
        <text:list-item>
          <text:p text:style-name="P485">SplitList structure along with split() and SplitList_Clear() functions</text:p>
        </text:list-item>
      </text:list>
      <text:p text:style-name="P318"><text:soft-page-break/>I found out that anything that returns a void* can be automatically cast to a typed pointer on assignment. <text:s/>This means that the return values from malloc(), calloc(), and realloc() do not need to be cast.</text:p>
      <text:h text:style-name="P431"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32"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7">to each memory to access any 32-bit chunk</text:span>. <text:s/>Th<text:span text:style-name="T367">e wrapper deals with byte offsets and bytes, so will need to convert a byte offset to a chunk offset and deal with non-aligned byte access in a chunk. <text:s/>This can then be used in all versions </text:span><text:span text:style-name="T368">of the Adapter design pattern.</text:span></text:p>
      <text:p text:style-name="P311">Completed the work on the Adapter example for C. <text:s/>Updated the adapter write-up.</text:p>
      <text:h text:style-name="P433"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3">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6">Internally, the data is stored in 32 32-bit values.</text:span> <text:s/><text:span text:style-name="T364">There are multiple chunks and each chunk is identified by a string. <text:s/></text:span><text:span text:style-name="T365">So instead of DDR_Startup()/DDR_Shutdown(), we would have DDR_OpenPort()/DDR_ClosePort().</text:span></text:p>
      <text:h text:style-name="P434"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9">I think I have a workable template in the StringList structure and support functions. <text:s/></text:span><text:span text:style-name="T360">The structure is allocated by the parent and the support functions operate on the contents of the structure.</text:span>)</text:p>
      <text:p text:style-name="P300">I am going to follow the C++ project as the basic architecture for the program, <text:span text:style-name="T358">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1">In Adapter_Exercise() for C, I added calls directly to the backend stuff to make sure it all worked. <text:s/></text:span><text:span text:style-name="T362">This will be replaced with front-end stuff next time.</text:span></text:p>
      <text:h text:style-name="P435"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5">Then C++. <text:s/></text:span><text:span text:style-name="T356">Finally, Python.</text:span></text:p>
      <text:p text:style-name="P297">Noted a performance difference between C++ and C#, with C++ being <text:span text:style-name="T357">seemingly</text:span> faster in rendering the images.</text:p>
      <text:p text:style-name="P298">Added example of the "big image" to the write-up.</text:p>
      <text:h text:style-name="P436"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6">{0, 1, 2, 3, 4, 5, 6, 7, 8, 9}</text:span>;</text:p>
      <text:p text:style-name="Code">for (number : numbers) { std:: cout &lt;&lt; number &lt;&lt; std::endl; }</text:p>
      <text:p text:style-name="P287">C#</text:p>
      <text:p text:style-name="Code">List&lt;int&gt; numbers = new List&lt;int&gt;() <text:span text:style-name="T336">= {0, 1, 2, 3, 4, 5, 6, 7, 8, 9 }</text:span>;</text:p>
      <text:p text:style-name="Code">foreach (int number in numbers) { Console.WriteLine(number); }</text:p>
      <text:p text:style-name="P287">Python</text:p>
      <text:p text:style-name="Code">numbers = [<text:span text:style-name="T336">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7">And the number of items is not known ahead of time. <text:s/>This is were the Iterator design pattern comes in. <text:s/>This can be expressed as </text:span><text:span text:style-name="T341">four</text:span><text:span text:style-name="T337"> functions </text:span><text:span text:style-name="T340">that uses an opaque object to keep track of the iteration:</text:span></text:p>
      <text:p text:style-name="P289">C++</text:p>
      <text:p text:style-name="Code">void* iteritem = <text:span text:style-name="T338">Create</text:span>ItemIterator();</text:p>
      <text:p text:style-name="Code">while (<text:span text:style-name="T338">IsAnotherItem(iteritem)</text:span>)</text:p>
      <text:p text:style-name="Code">{</text:p>
      <text:p text:style-name="Code"><text:s text:c="4"/>int number = Get<text:span text:style-name="T338">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9">CreateItemIterator</text:span>();</text:p>
      <text:p text:style-name="Code">while <text:span text:style-name="T339">(IsAnotherItem(iteritem)</text:span>)</text:p>
      <text:p text:style-name="Code">{</text:p>
      <text:p text:style-name="Code"><text:soft-page-break/><text:s text:c="5"/>int number = Get<text:span text:style-name="T339">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2">and to better control the lifetime of the iterator object </text:span><text:span text:style-name="T344">in the face of exceptions</text:span>, move to an object-oriented approach:</text:p>
      <text:p text:style-name="P290">C++</text:p>
      <text:p text:style-name="P280">{</text:p>
      <text:p text:style-name="P281"><text:span text:style-name="T342"><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2">using (</text:span>ItemIterator iteritem = CreateItemIterator()<text:span text:style-name="T342">)</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2">with</text:span> CreateItemIterator() <text:span text:style-name="T343">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5">basic</text:span> pattern works <text:span text:style-name="T354">with</text:span> more complex structures besides just simple numbers. <text:s/><text:span text:style-name="T345">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9">bool <text:s text:c="9"/>noMoreFiles;</text:span></text:p>
      <text:p text:style-name="Code"><text:soft-page-break/><text:s text:c="4"/><text:span text:style-name="T347">WIN32_FIND_DATA fileData;</text:span></text:p>
      <text:p text:style-name="P283"><text:s text:c="4"/></text:p>
      <text:p text:style-name="P283"><text:s text:c="4"/>FindData()</text:p>
      <text:p text:style-name="P283"><text:s text:c="8"/>: findHandle(INVALID_HANDLE<text:span text:style-name="T347">_VALUE</text:span>), <text:span text:style-name="T349">noMoreFile</text:span><text:span text:style-name="T353">s</text:span><text:span text:style-name="T349">(false),</text:span> <text:span text:style-name="T347">fileData{0}</text:span></text:p>
      <text:p text:style-name="P283"><text:s text:c="4"/>{}<text:line-break/>};</text:p>
      <text:p text:style-name="Code"/>
      <text:p text:style-name="Code">void* CreateItemIterator(const std::string&amp; searchPattern = "*.*")</text:p>
      <text:p text:style-name="Code">{</text:p>
      <text:p text:style-name="Code"><text:s text:c="4"/><text:span text:style-name="T346">FindData* findData = new FindData();</text:span></text:p>
      <text:p text:style-name="Code"><text:s text:c="4"/><text:span text:style-name="T346">findData-&gt;findHandle = FindFirstFile(searchPattern, </text:span><text:span text:style-name="T347">&amp;findData-&gt;fileData</text:span><text:span text:style-name="T346">);</text:span></text:p>
      <text:p text:style-name="Code"><text:s text:c="4"/><text:span text:style-name="T349">if (findData-&gt;findHandle == INVALID_HANDLE_VALUE)</text:span></text:p>
      <text:p text:style-name="Code"><text:s text:c="4"/><text:span text:style-name="T349">{</text:span></text:p>
      <text:p text:style-name="Code"><text:s text:c="8"/><text:span text:style-name="T349">findData-&gt;noMoreFiles = true;</text:span></text:p>
      <text:p text:style-name="Code"><text:s text:c="4"/><text:span text:style-name="T349">}</text:span></text:p>
      <text:p text:style-name="Code"><text:s text:c="4"/><text:span text:style-name="T346">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9">findData != nullptr &amp;&amp; !</text:span>findData-&gt;<text:span text:style-name="T350">noMoreFiles</text:span>)</text:p>
      <text:p text:style-name="Code"><text:s text:c="4"/>{</text:p>
      <text:p text:style-name="Code"><text:s text:c="8"/>isAnother = FindNextFile(findData-&gt;findHandle, &amp;findData-&gt;fileData) != 0;</text:p>
      <text:p text:style-name="Code"><text:s text:c="8"/><text:span text:style-name="T351">if (!isAnother)</text:span></text:p>
      <text:p text:style-name="Code"><text:s text:c="8"/><text:span text:style-name="T351">{</text:span></text:p>
      <text:p text:style-name="Code"><text:s text:c="12"/><text:span text:style-name="T351">findData-&gt;noMoreFiles = true;</text:span></text:p>
      <text:p text:style-name="Code"><text:s text:c="8"/><text:span text:style-name="T351">}</text:span></text:p>
      <text:p text:style-name="Code"><text:s text:c="4"/>}</text:p>
      <text:p text:style-name="Code"><text:s text:c="4"/><text:span text:style-name="T348">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9">*</text:span>&gt;(data);</text:p>
      <text:p text:style-name="Code"><text:s text:c="4"/>return <text:span text:style-name="T351">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9">*</text:span>&gt;(data);</text:p>
      <text:p text:style-name="Code"><text:s text:c="4"/><text:span text:style-name="T352">if (findData-&gt;fileHandle != INVALID_HANDLE_VALUE)</text:span></text:p>
      <text:p text:style-name="Code"><text:s text:c="4"/><text:span text:style-name="T352">{</text:span></text:p>
      <text:p text:style-name="Code"><text:s text:c="8"/><text:span text:style-name="T352">FindClose(findData-&gt;fileHandle);</text:span></text:p>
      <text:p text:style-name="Code"><text:s text:c="8"/><text:span text:style-name="T352">findData-&gt;fileHandle = INVALID_HANDLE_VALUE;</text:span></text:p>
      <text:p text:style-name="Code"><text:s text:c="4"/><text:span text:style-name="T352">}</text:span></text:p>
      <text:p text:style-name="Code"><text:s text:c="4"/><text:span text:style-name="T352">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36" text:outline-level="1" text:is-list-header="true"><text:soft-page-break/>March 19, 2023 (some thoughts)</text:h>
      <text:p text:style-name="P286"><text:span text:style-name="T335">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6">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7">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8">game elements that need to be focused and efficient but that should maintain a useful degree of decoupling from the algorithms that manipulate the elements.</text:span></text:p>
      <text:h text:style-name="P437"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3">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4">_NAMES</text:span>=NO to HIDE_SCOPE<text:span text:style-name="T314">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5">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4">I want to modify the Python classes to use properties where possible. <text:s/>Not only do these make the code a little easier to read (a la C#), but they ensure the properties cannot be accidentally deleted. <text:s/></text:span><text:span text:style-name="T244">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4">h</text:span>on uses to designate a getter/setter pair as a property; Doxygen sees them as a <text:span text:style-name="T319">pair of methods only. <text:s/>If I use the "Text = property(getText, setText, None, "description")", Doxygen creates a Properties section in the reference but it looks like this:</text:span></text:p>
      <text:p text:style-name="Code">property Text = property(getText, setText, None, "<text:span text:style-name="T319">description</text:span>")</text:p>
      <text:p text:style-name="P268">So I'm just documenting the getter/setter as a property with an example of how to use it. <text:s/><text:span text:style-name="T320">Awkward, at best. <text:s/></text:span><text:span text:style-name="T325">I also added a grouping, Properties, to separate them from the other methods.</text:span><text:span text:style-name="T320"> <text:s/></text:span><text:span text:style-name="T321">Like this:</text:span></text:p>
      <text:p text:style-name="P263"><text:span text:style-name="T324"><text:s text:c="4"/></text:span><text:span text:style-name="T323">## @name Properties</text:span></text:p>
      <text:p text:style-name="P265"><text:s text:c="4"/># <text:s/>@{</text:p>
      <text:p text:style-name="P264"/>
      <text:p text:style-name="P264"><text:span text:style-name="T324"><text:s text:c="4"/></text:span><text:span text:style-name="T323">## Property getter for the text in this TextObject: `value = o.Text`</text:span></text:p>
      <text:p text:style-name="P262"><text:span text:style-name="T324"><text:s text:c="4"/>@</text:span><text:span text:style-name="T215">property</text:span></text:p>
      <text:p text:style-name="P262"><text:span text:style-name="T324"><text:s text:c="4"/></text:span><text:span text:style-name="T97">def</text:span><text:span text:style-name="T324"> </text:span><text:span text:style-name="T215">Text</text:span><text:span text:style-name="T324">(self) -&gt; </text:span><text:span text:style-name="T215">str</text:span><text:span text:style-name="T324">:</text:span></text:p>
      <text:p text:style-name="P262"><text:span text:style-name="T324"><text:s text:c="8"/></text:span><text:span text:style-name="T97">return</text:span><text:span text:style-name="T324"> </text:span><text:span text:style-name="T97">self.</text:span><text:span text:style-name="T324">_text</text:span></text:p>
      <text:p text:style-name="Code"/>
      <text:p text:style-name="P128"><text:span text:style-name="T79"><text:s text:c="4"/></text:span><text:span text:style-name="T322">## Property setter for the text in this TextObject: `o.Text = value`</text:span></text:p>
      <text:p text:style-name="P128"><text:span text:style-name="T79"><text:s text:c="4"/>@</text:span><text:span text:style-name="T213">Text.setter</text:span></text:p>
      <text:p text:style-name="P128"><text:span text:style-name="T79"><text:s text:c="4"/></text:span><text:span text:style-name="T96">def</text:span><text:span text:style-name="T79"> </text:span><text:span text:style-name="T213">Text</text:span><text:span text:style-name="T79">(self, value : </text:span><text:span text:style-name="T213">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3">## @}</text:span></text:p>
      <text:p text:style-name="Text_20_body">It shows up in HTML like this:</text:p>
      <text:p text:style-name="P276">Properties</text:p>
      <text:p text:style-name="P266"><text:span text:style-name="T217">str</text:span><text:span text:style-name="T86"> <text:tab/>Text (</text:span><text:span text:style-name="T99">self</text:span><text:span text:style-name="T86">)</text:span></text:p>
      <text:p text:style-name="Standard"><text:soft-page-break/><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7">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7">Python </text:span>Command pattern code to use the above approach for properties.</text:p>
      <text:p text:style-name="P269">Updated <text:span text:style-name="T327">Python </text:span>Facade IDeviceNetworkHighLevel.NumChains() method to be GetNumChains(), like in C#. <text:s/><text:span text:style-name="T326">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8">Turns out the properties on the IMemento interface are never used, so I deleted them.</text:span></text:p>
      <text:p text:style-name="P273">Note: I was testing the C++ version of the examples instead of Python, so some bugs got through on HandlerChain <text:span text:style-name="T331">and Memento</text:span>. <text:s/><text:span text:style-name="T329">The order of @abstractmethod and @property are important on a getter method in an abstract base class: It must be @property followed by @abstractmethod. <text:s/></text:span><text:span text:style-name="T330">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2">@Name.setter</text:span></text:p>
      <text:p text:style-name="Code"><text:soft-page-break/><text:s text:c="4"/><text:span text:style-name="T332">def Name(self, value):</text:span></text:p>
      <text:p text:style-name="Code"><text:s text:c="8"/><text:span text:style-name="T332">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3">Doxygen thinks</text:span> the self.Name in DoWork() create<text:span text:style-name="T333">s</text:span> a new attribute called Name, <text:span text:style-name="T333">despite the fact that there is a property already defined by that name. <text:s/>So Doxygen not only adds the Name() methods to the Public Member Functions but also adds Name to the Public Attributes section. <text:s/>Weird.</text:span></text:p>
      <text:h text:style-name="P438" text:outline-level="1" text:is-list-header="true">March 18, 2023</text:h>
      <text:p text:style-name="P254">Finished translating the Visitor pattern code from C++ to Python. <text:s/><text:span text:style-name="T307">Updated the write-up to use a table form of the links to the </text:span>visitor<text:span text:style-name="T307">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39" text:outline-level="1" text:is-list-header="true">March 17, 2023</text:h>
      <text:p text:style-name="P242">Translated the <text:span text:style-name="T308">State</text:span> pattern code from C++ to Python. <text:s/>Updated the write-up to use a table form of the links to the <text:span text:style-name="T308">state</text:span> class. <text:s/><text:span text:style-name="T309">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8">SpecialChar.</text:span>EOF_CHAR:</text:p>
      <text:p text:style-name="P247"><text:s text:c="8"/># THIS WILL NOT BE ACCEPTED</text:p>
      <text:p text:style-name="P243"><text:soft-page-break/></text:p>
      <text:p text:style-name="P243">Translated the <text:span text:style-name="T308">St</text:span><text:span text:style-name="T310">rategy</text:span> pattern code from C++ to Python. <text:s/>Updated the write-up to use a table form of the links to the <text:span text:style-name="T308">st</text:span><text:span text:style-name="T310">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1">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2">And I still couldn't explicitly verify the type of the visitor as I would need the Visitor class type to do that.</text:span></text:p>
      <text:p text:style-name="P253">I also still have to complete the implementation of the Village_Shop class.</text:p>
      <text:h text:style-name="P440"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5">Null Object</text:span> pattern code from C++ to Python. <text:s/>Updated the write-up to use a table form of the links to the <text:span text:style-name="T305">nullobject</text:span> class.</text:p>
      <text:p text:style-name="P244">Translated the Observer pattern code from C++ to Python.<text:span text:style-name="T307"> <text:s/>Updated the write-up to use a table form of the links to the </text:span>observer<text:span text:style-name="T307"> class.</text:span></text:p>
      <text:p text:style-name="P245">Translated the Proxy pattern code from C++ to Python.<text:span text:style-name="T307"> <text:s/>Updated the write-up to use a table form of the links to the </text:span><text:span text:style-name="T306">observer</text:span><text:span text:style-name="T307">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41"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4"> <text:s/>Updated the write-up to use a table form of the links to the </text:span>mediator<text:span text:style-name="T304"> class.</text:span></text:p>
      <text:h text:style-name="P442" text:outline-level="1" text:is-list-header="true">March 14, 2023</text:h>
      <text:p text:style-name="P234">Modified flyweight_classes.Helpers.readkey() to use sys.stdin.read(1) instead of relying on msvcrt.getch().</text:p>
      <text:p text:style-name="P234">Revi<text:span text:style-name="T301">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2">_object = Lock()</text:span></text:p>
      <text:p text:style-name="Code">def foo():</text:p>
      <text:p text:style-name="Code"><text:s text:c="4"/><text:span text:style-name="T302">with lock_object:</text:span></text:p>
      <text:p text:style-name="Code"><text:s text:c="8"/><text:span text:style-name="T302">#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3">moved the </text:span>CreateWindow() to <text:span text:style-name="T303">the new class MessageWindowFactory, again defined after the MessageWindow class.</text:span></text:p>
      <text:h text:style-name="P443" text:outline-level="1" text:is-list-header="true"><text:soft-page-break/>March 13, 2023</text:h>
      <text:p text:style-name="P218">Translated the Decorator pattern code from C++ to Python.</text:p>
      <text:p text:style-name="P218">Tricky bit: Getting the console <text:span text:style-name="T282">window</text:span> to support colors. <text:s/><text:span text:style-name="T280">The colorama package apparently enables this in a portable fashion. <text:s/></text:span><text:span text:style-name="T281">The curses package also does this and supports controlling the cursor (useful for the flyweight pattern example). <text:s/></text:span><text:span text:style-name="T289">Also, curses has keyboard read capability.</text:span></text:p>
      <text:p text:style-name="P219">Note: Windows Terminal and PowerShell both support colors automatically; <text:span text:style-name="T283">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4">= </text:span>0x0004</text:p>
      <text:p text:style-name="P208">ENABLE_WRAP_AT_EOL_OUTPUT <text:span text:style-name="T284">= </text:span>0x0002</text:p>
      <text:p text:style-name="P208">ENABLE_PROCESSED_OUTPUT <text:span text:style-name="T284">=</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5">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6">Done. <text:s/>Added enablevtmode.py to the main package directory and added it to __main__.py.</text:span></text:p>
      <text:p text:style-name="P224">Translated the Facade pattern code from <text:span text:style-name="T288">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7">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0">That means the checkforkey() appears to be hanging. <text:s/></text:span><text:span text:style-name="T291">Ah. <text:s/>getcursorpostition() is hanging waiting for the input. <text:s/></text:span><text:span text:style-name="T292">I</text:span><text:span text:style-name="T291">f I press Ctrl-Z, the input read is completed </text:span><text:span text:style-name="T292">and the animation proceeds, but the screen continually scrolls as though the setcursorposition() is not working. <text:s/></text:span><text:span text:style-name="T293">Actually, what is happening is the cursor position is not getting read </text:span><text:span text:style-name="T294">in.</text:span></text:p>
      <text:p text:style-name="P228">Ah. <text:s/>The sys.stdin.read() needs the exact number of characters to fetch. <text:s/><text:span text:style-name="T295">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6">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7">Ah. <text:s/>I accidentally deleted the necessary ';' in the string for setting the cursor position. <text:s/></text:span><text:span text:style-name="T298">And it now works but I'm off by one line when setting the prompt, causing the screen to scroll. <text:s/></text:span><text:span text:style-name="T299">Fixed. <text:s/>I was printing one line too many in _Flyweight_ShowDisplay(). <text:s/></text:span><text:span text:style-name="T300">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44"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5">DirEntry</text:span><text:span text:style-name="T82">(</text:span><text:span text:style-name="T215">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3">str</text:span><text:span text:style-name="T79">, size : </text:span><text:span text:style-name="T213">int</text:span><text:span text:style-name="T79">, modDate : </text:span><text:span text:style-name="T213">datetime</text:span><text:span text:style-name="T79">):</text:span></text:p>
      <text:p text:style-name="P128"><text:span text:style-name="T79"><text:s text:c="8"/></text:span><text:span text:style-name="T213">super</text:span><text:span text:style-name="T79">().</text:span><text:span text:style-name="T96">__init__</text:span><text:span text:style-name="T79">(type=</text:span><text:span text:style-name="T213">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9">Will modify the others as I complete the Python code.</text:span></text:p>
      <text:h text:style-name="P445"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7">If the abstract method is not overridden, </text:span>Python will complain about missing methods:</text:p>
      <text:p text:style-name="Code">TypeError: Can't instantiate abstract class <text:span text:style-name="T277">Foo</text:span> with abstract method <text:span text:style-name="T277">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1">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8">For example:</text:span></text:p>
      <text:p text:style-name="Code">@ref DesignPatternExamples_python.composite.composite_exercise.Composite_Exercise "Composite_Exercise"()</text:p>
      <text:p text:style-name="P212">It is, unfortunately, quite long and complicated.</text:p>
      <text:h text:style-name="P446"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2">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3">!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9">Hmm.</text:span> <text:s/><text:span text:style-name="T265">If I modify the closing C++ marker to from this:</text:span></text:p>
      <text:p text:style-name="Code">//! <text:span text:style-name="T265">[Using Command in C++]</text:span></text:p>
      <text:p text:style-name="P190">To this:</text:p>
      <text:p text:style-name="Code">// ! [Using Command in C++]</text:p>
      <text:p text:style-name="P190">The marker is removed from the Command_Exercise() documentation! <text:s/><text:span text:style-name="T266">That means the snippet marker is a simple text string of the form "</text:span><text:span text:style-name="T28">! [marker text]</text:span><text:span text:style-name="T266">". <text:s/></text:span><text:span text:style-name="T267">This works in C# as well.</text:span></text:p>
      <text:p text:style-name="P191">Fixed all snippet markers in C# to be "<text:span text:style-name="T25">// ! [marker text]</text:span>".</text:p>
      <text:p text:style-name="P192"><text:soft-page-break/>Fixed all snippet markers in C++ to be <text:span text:style-name="T268">"</text:span><text:span text:style-name="T29">// ! [marker text]</text:span><text:span text:style-name="T268">".</text:span></text:p>
      <text:p text:style-name="P193">Unfortunately, a<text:span text:style-name="T264">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0">because it is part of the Doxygen block </text:span><text:span text:style-name="T271">of comments. <text:s/></text:span><text:span text:style-name="T272">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3">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4">int. <text:s/>A class instance is passed to a function by reference, just like in C#. <text:s/>So the calling function can alter the data handle just be assigning to the </text:span><text:span text:style-name="T30">value</text:span><text:span text:style-name="T274"> attribute of the Handle. <text:s/></text:span><text:span text:style-name="T275">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6">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47"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5">t</text:span> marker at the end of the function/method: It gets set as the brief line in the following function/method. <text:s/><text:span text:style-name="T256">The weird part is JAVADOC_AUTOBRIEF variable in Doxygen is set to NO but it looks like Doyxgen ignores that for </text:span><text:span text:style-name="T257">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8">No, wait. <text:s/>The last line of the method on which the snippet marker is replaced is left out of the snippet. <text:s/></text:span><text:span text:style-name="T260">So the following method is not disturbed but the snippet is.</text:span><text:span text:style-name="T258"> <text:s/></text:span><text:span text:style-name="T260">So t</text:span><text:span text:style-name="T259">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1">It worked quite nicely.</text:span></text:p>
      <text:h text:style-name="P448" text:outline-level="1" text:is-list-header="true">March 8, 2023</text:h>
      <text:p text:style-name="P176">Translated the State pattern from C# to C++. <text:s/>Includes write-up and diagram image. <text:s/><text:span text:style-name="T254">I would like to add an actual state diagram as well, just to show that off.</text:span></text:p>
      <text:p text:style-name="P173">Translated the Strategy pattern from C# to C++. <text:s/>Includes diagram image and tweaks to write-up.</text:p>
      <text:h text:style-name="P449"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0">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1">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2">Done.</text:span></text:p>
      <text:p text:style-name="P170">Added Null Object diagram image. <text:s/>Added links to Null Object classes to the write-up.</text:p>
      <text:h text:style-name="P450"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9">Includes write-up and diagram image.</text:span></text:p>
      <text:p text:style-name="P160">While reading the write-up for the Memento patter<text:span text:style-name="T377">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5">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6">or through an opaque pointer passed </text:span><text:soft-page-break/><text:span text:style-name="T246">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7">in situations where the class data could not be declared "final" (immutable) for various reasons.</text:span></text:p>
      <text:p text:style-name="P164">Note: There is a whole hella lotta stuff about design patterns, for and against, on the Web. <text:s/><text:span text:style-name="T248">Most appears to be in the form of essays while a fair amount is in YouTube videos.</text:span> <text:s/>Keep that in mind as you continue forward with your presentation.</text:p>
      <text:h text:style-name="P451"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7">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8">I</text:span>temType&gt;, which it couldn't resolve with "const char*" (as in an array of (const char*)). <text:s/>After changing those to std::string, it couldn't resolve the pointer to std::string, for some reason. <text:s/>I'm not entirely happy not understanding the root cause. <text:s/><text:span text:style-name="T238">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9">Had to add some helper stuff, such as stricmp() which takes std::string as arguments so I could to a sort on a vector </text:span><text:span text:style-name="T240">(</text:span><text:span text:style-name="T242">it</text:span><text:span text:style-name="T243"> would be good to add wcsicmp() as well for wide character strings</text:span><text:span text:style-name="T240">)</text:span><text:span text:style-name="T239">. <text:s/>Also added argumentinvalid_error exception.</text:span></text:p>
      <text:p text:style-name="P158">Need to update the Mediator write-up and add a diagram image.</text:p>
      <text:h text:style-name="P452"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6">does not appear to be any such</text:span> functionality in the standard C++ library or the STL.</text:p>
      <text:h text:style-name="P453" text:outline-level="1" text:is-list-header="true">March 3, 2023</text:h>
      <text:p text:style-name="P145">On to the Handler Chain pattern for translation to C++ from C#. <text:s/><text:span text:style-name="T230">Conversion complete and it works! <text:s/>I had to change the handler methods in the MessageWindow into static methods </text:span><text:span text:style-name="T231">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2">Define a mutex as a class member (or global, if classes aren't used):</text:span></text:p>
      <text:p text:style-name="P128"><text:span text:style-name="T233">#include</text:span><text:span text:style-name="T79"> </text:span><text:span text:style-name="T221">&lt;</text:span><text:span text:style-name="T222">mutex</text:span><text:span text:style-name="T221">&gt;</text:span></text:p>
      <text:p text:style-name="P128"><text:span text:style-name="T80">std::</text:span><text:span text:style-name="T214">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4">(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5">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54" text:outline-level="1" text:is-list-header="true">March 2, 2023</text:h>
      <text:p text:style-name="P140">I figured out the error "attempting to reference a deleted function<text:span text:style-name="T225">". <text:s/>When a std::unique_ptr&lt;&gt; is used, </text:span><text:span text:style-name="T226">the copy assignment operator cannot be used to move a pointer from one std::unique_ptr&lt;&gt; to another. <text:s/>The following triggers the error </text:span><text:span text:style-name="T227">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8">(</text:span>element<text:span text:style-name="T228">)</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9">C</text:span>onvert<text:span text:style-name="T229">ed</text:span> the Command pattern from C# to C++. <text:s/><text:span text:style-name="T229">Including write-up and diagram image.</text:span></text:p>
      <text:h text:style-name="P455" text:outline-level="1" text:is-list-header="true">March 1, 2023</text:h>
      <text:p text:style-name="P129">Every shop that offers an item for sale must have a list of ingredients for each item. <text:s/><text:span text:style-name="T198">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9">That should set up a "recursive" OrderVisitor from that shop for missing ingredients. <text:s/>When the "stack" has unwound to the first OrderVisitor, all the ingredients should be available. <text:s/></text:span><text:span text:style-name="T200">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1">Something l</text:span><text:span text:style-name="T200">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4">return Inventory.ContainsKey(item) </text:span><text:span text:style-name="T205">&amp;&amp;</text:span><text:span text:style-name="T204"> Inventory[item] &gt; 0;</text:span></text:p>
      <text:p text:style-name="P121">}</text:p>
      <text:p text:style-name="P121"/>
      <text:p text:style-name="P125">void AddItemToInventory(string item)</text:p>
      <text:p text:style-name="P125">{</text:p>
      <text:p text:style-name="P126"><text:s text:c="4"/>if (!Inventory.ContainsKey(<text:span text:style-name="T209">i</text:span>tem))</text:p>
      <text:p text:style-name="P126"><text:s text:c="4"/>{</text:p>
      <text:p text:style-name="P126"><text:s text:c="8"/>Inventory.Add(<text:span text:style-name="T209">i</text:span>tem, 1);</text:p>
      <text:p text:style-name="P126"><text:s text:c="4"/>}</text:p>
      <text:p text:style-name="P126"><text:s text:c="4"/>else</text:p>
      <text:p text:style-name="P126"><text:s text:c="4"/>{</text:p>
      <text:p text:style-name="P126"><text:s text:c="8"/>Inventory[<text:span text:style-name="T209">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3">DoesShopSellItem(item)</text:span> &amp;&amp; !<text:span text:style-name="T204">IsItemInStock(item</text:span>)<text:span text:style-name="T204">)</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2">if (IngredientsForItems[orderItem].Count &gt; 0)</text:span></text:p>
      <text:p text:style-name="Code"><text:s text:c="8"/><text:span text:style-name="T202">{</text:span></text:p>
      <text:p text:style-name="Code"><text:s text:c="12"/>OrderVisitor visitor = new OrderVisitor(IngredientsForItems[orderItem]);</text:p>
      <text:p text:style-name="Code"><text:s text:c="12"/>village.Accept(visitor);</text:p>
      <text:p text:style-name="Code"><text:s text:c="8"/><text:span text:style-name="T206">}</text:span></text:p>
      <text:p text:style-name="Code"><text:s text:c="8"/><text:span text:style-name="T206">else</text:span></text:p>
      <text:p text:style-name="Code"><text:s text:c="8"/><text:span text:style-name="T206">{</text:span></text:p>
      <text:p text:style-name="P124"><text:s text:c="12"/>// <text:span text:style-name="T208">The ordered item has no ingredients </text:span><text:span text:style-name="T207">so </text:span><text:span text:style-name="T208">the</text:span></text:p>
      <text:p text:style-name="P124"><text:span text:style-name="T207"><text:s text:c="12"/>// ordered item </text:span><text:span text:style-name="T208">is </text:span><text:span text:style-name="T207">magically added to inventory</text:span></text:p>
      <text:p text:style-name="P123"><text:s text:c="8"/><text:span text:style-name="T206">}</text:span></text:p>
      <text:p text:style-name="P126"><text:s text:c="8"/><text:span text:style-name="T209">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0">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0">DoesShopSellItem(</text:span>item) &amp;&amp; <text:span text:style-name="T210">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1">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1">ToBePickedUp</text:span>);</text:p>
      <text:p text:style-name="P127"><text:s text:c="8"/>Inventory[item<text:span text:style-name="T211">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2">has defined in it an alias for unique_ptr_t but the class itself does not have any lists that contain std::unique_ptr&lt;&gt; objects. <text:s/>One line that triggers the problem is in Visitor_Village.cpp:</text:span></text:p>
      <text:p text:style-name="P128"><text:span text:style-name="T213">Visitor_Shop</text:span><text:span text:style-name="T79">::</text:span><text:span text:style-name="T213">unique_ptr_t</text:span><text:span text:style-name="T79"> </text:span><text:span text:style-name="T218">shop</text:span><text:span text:style-name="T79"> = std::</text:span><text:span text:style-name="T219">make_unique</text:span><text:span text:style-name="T79">&lt;</text:span><text:span text:style-name="T213">Visitor_Restaurant</text:span><text:span text:style-name="T79">&gt;();</text:span></text:p>
      <text:p text:style-name="P128"><text:span text:style-name="T218">shop</text:span><text:span text:style-name="T220">-&gt;</text:span><text:span text:style-name="T219">SetName</text:span><text:span text:style-name="T79">(</text:span><text:span text:style-name="T221">"</text:span><text:span text:style-name="T222">Joe's Burger Joint</text:span><text:span text:style-name="T221">"</text:span><text:span text:style-name="T79">);</text:span></text:p>
      <text:p text:style-name="P128"><text:span text:style-name="T218">shop</text:span><text:span text:style-name="T220">-&gt;</text:span><text:span text:style-name="T219">SetAddress</text:span><text:span text:style-name="T79">(</text:span><text:span text:style-name="T221">"</text:span><text:span text:style-name="T222">47 Millings Rd.</text:span><text:span text:style-name="T221">"</text:span><text:span text:style-name="T79">);</text:span></text:p>
      <text:p text:style-name="P128"><text:span text:style-name="T218">shop</text:span><text:span text:style-name="T220">-&gt;</text:span><text:span text:style-name="T219">SetVillage</text:span><text:span text:style-name="T79">(</text:span><text:span text:style-name="T96">this</text:span><text:span text:style-name="T79">);</text:span></text:p>
      <text:p text:style-name="P128"><text:span text:style-name="T218">shop</text:span><text:span text:style-name="T220">-&gt;</text:span><text:span text:style-name="T219">SetIngredientsForItems</text:span><text:span text:style-name="T79">(</text:span><text:span text:style-name="T213">MapOfStrings</text:span><text:span text:style-name="T79">{</text:span></text:p>
      <text:p text:style-name="P128"><text:span text:style-name="T79"><text:s text:c="8"/>{ </text:span><text:span text:style-name="T221">"</text:span><text:span text:style-name="T222">hamburger</text:span><text:span text:style-name="T221">"</text:span><text:span text:style-name="T79">, { </text:span><text:span text:style-name="T221">"</text:span><text:span text:style-name="T222">ground beef</text:span><text:span text:style-name="T221">"</text:span><text:span text:style-name="T79">, </text:span><text:span text:style-name="T221">"</text:span><text:span text:style-name="T222">hamburger buns</text:span><text:span text:style-name="T221">"</text:span><text:span text:style-name="T79">, </text:span><text:span text:style-name="T221">"</text:span><text:span text:style-name="T222">ketchup</text:span><text:span text:style-name="T221">"</text:span><text:span text:style-name="T79">, </text:span><text:span text:style-name="T221">"</text:span><text:span text:style-name="T222">mustard</text:span><text:span text:style-name="T221">"</text:span><text:span text:style-name="T79">, </text:span><text:span text:style-name="T221">"</text:span><text:span text:style-name="T222">mayonnaise</text:span><text:span text:style-name="T221">"</text:span><text:span text:style-name="T79">, </text:span><text:span text:style-name="T221">"</text:span><text:span text:style-name="T222">lettuce</text:span><text:span text:style-name="T221">"</text:span><text:span text:style-name="T79">, </text:span><text:span text:style-name="T221">"</text:span><text:span text:style-name="T222">tomato</text:span><text:span text:style-name="T221">"</text:span><text:span text:style-name="T79">, </text:span><text:span text:style-name="T221">"</text:span><text:span text:style-name="T222">onion</text:span><text:span text:style-name="T221">"</text:span><text:span text:style-name="T79">, </text:span><text:span text:style-name="T221">"</text:span><text:span text:style-name="T222">pickles</text:span><text:span text:style-name="T221">"</text:span><text:span text:style-name="T79"> } }</text:span></text:p>
      <text:p text:style-name="P128"><text:s text:c="4"/>});</text:p>
      <text:p text:style-name="P128"><text:span text:style-name="T79">shops.</text:span><text:span text:style-name="T219">push_back</text:span><text:span text:style-name="T79">(</text:span><text:span text:style-name="T218">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3">This is how Visitor_Village::shops is declared:</text:span></text:p>
      <text:p text:style-name="Code"><text:span text:style-name="T84">std::</text:span><text:span text:style-name="T216">vector</text:span><text:span text:style-name="T84">&lt;</text:span><text:span text:style-name="T216">Visitor_Shop</text:span><text:span text:style-name="T84">::</text:span><text:span text:style-name="T216">unique_ptr_t</text:span><text:span text:style-name="T84">&gt; shops;</text:span></text:p>
      <text:p text:style-name="Text_20_body">This one has me <text:span text:style-name="T224">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56"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3">Shop</text:span>, his buns from Oxel's Breads and Buns Bakery, his ketchup, mustard and mayonnaise from Connie's Condiments, <text:span text:style-name="T173">lettuce </text:span><text:span text:style-name="T187">and tomato</text:span><text:span text:style-name="T173"> from Florence's Vegetables,</text:span> <text:span text:style-name="T173">and his pickles from Larry's Pickle Emporium. <text:s/>Connie gets her ketchup from Klyde and Sons Ketchup Makers. <text:s/>Connie gets her mustard from Molly's Mustard </text:span><text:span text:style-name="T187">Mart</text:span><text:span text:style-name="T173">. <text:s/>And Connie gets her mayonnaise from Turk's Mayo Supply. <text:s/></text:span><text:span text:style-name="T187">Molly gets her mustard seed from Florence's vegetables </text:span><text:span text:style-name="T188">and vinegar from Vinnies' Source Flavors</text:span><text:span text:style-name="T187">.</text:span><text:span text:style-name="T173"> <text:s/>Larry gets his cucumbers from Florence's, his vinegar from </text:span><text:span text:style-name="T174">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6">grocery, </text:span>and manufacturing. <text:s/>All the shops would have a few operations in common, such as taking an order and fulfilling an order.</text:p>
      <text:p text:style-name="P112">We also discussed modeling the whole village, from land <text:span text:style-name="T175">(public, private, with structures, and without structures)</text:span> to roads <text:span text:style-name="T175">(paved, dirt)</text:span> to residences <text:span text:style-name="T175">(single dwelling, multiple dwellings)</text:span> to shops. <text:s/><text:span text:style-name="T175">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7">seldom </text:span>change.</text:p>
      <text:p text:style-name="P115">Since modeling the entire village would lead to dozens of classes, I would like to limit the class structure to just shops. <text:s/><text:span text:style-name="T178">The entities are Restaurant, Butcher, Baker, </text:span><text:span text:style-name="T184">Vegetable </text:span><text:span text:style-name="T178">Grocer, </text:span><text:span text:style-name="T185">Condiment</text:span><text:span text:style-name="T184"> Grocer,</text:span><text:span text:style-name="T178"> </text:span><text:span text:style-name="T185">Pickle Grocer, </text:span><text:span text:style-name="T179">Maker</text:span><text:span text:style-name="T178">. <text:s/>These would derive from Shop. <text:s/></text:span><text:span text:style-name="T180">The properties of Shop are address, owner. <text:s/></text:span><text:span text:style-name="T181">The behaviors of Shop are receive order, fulfill order. <text:s/></text:span><text:span text:style-name="T182">Bob would create a visitor to visit </text:span><text:span text:style-name="T186">five</text:span><text:span text:style-name="T182"> stores to place orders. <text:s/></text:span><text:span text:style-name="T183">Larry would create a similar visitor but only for order from three places.</text:span></text:p>
      <text:p text:style-name="P116"><text:soft-page-break/>I think th<text:span text:style-name="T189">e</text:span> data <text:span text:style-name="T189">that describes the shops of the Village of Self-Sufficiency</text:span> should be put into an XML or JSON file so the other languages can read it in and build the object hierarchy. <text:s/><text:span text:style-name="T190">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4">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5">but I don't think that will work as that will lead to a nested series of visitor operations </text:span><text:span text:style-name="T196">and I cannot dynamically create a visitor for specific items that are missing. <text:s/></text:span><text:span text:style-name="T197">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57"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7">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8">This is what I had to do (in essence):</text:span></text:p>
      <text:p text:style-name="Code">HANDLE hStdIn <text:span text:style-name="T192">= NULL</text:span>;</text:p>
      <text:p text:style-name="Code">DWORD inputMode;</text:p>
      <text:p text:style-name="Code"/>
      <text:p text:style-name="Code">void _init_console_mode()</text:p>
      <text:p text:style-name="Code">{</text:p>
      <text:p text:style-name="Code"><text:soft-page-break/><text:s text:c="4"/><text:span text:style-name="T192">if (hStdIn == NULL)</text:span></text:p>
      <text:p text:style-name="Code"><text:s text:c="4"/><text:span text:style-name="T192">{</text:span></text:p>
      <text:p text:style-name="Code"><text:s text:c="8"/>hStdIn = ::GetStdHandle(STD_INPUT_HANDLE);</text:p>
      <text:p text:style-name="P110"><text:s text:c="8"/>::GetConsoleMode(hStdIn, &amp;inputMode);</text:p>
      <text:p text:style-name="P110"><text:s text:c="4"/><text:span text:style-name="T192">}</text:span><text:line-break/>}</text:p>
      <text:p text:style-name="Code"/>
      <text:p text:style-name="Code">void _disableInputEcho()</text:p>
      <text:p text:style-name="Code">{<text:span text:style-name="T78"/></text:p>
      <text:p text:style-name="Code"><text:s text:c="4"/><text:span text:style-name="T192">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2">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1">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9">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1">A</text:span>dded Visitor pattern example, <text:span text:style-name="T170">write-up, and image. <text:s/></text:span><text:span text:style-name="T171">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2">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6">ing</text:span> the overridden names with the interface name as well as the method name. <text:s/>For example, IDeviceNetworkLowLevel.EnableDevicesInDeviceChain() and <text:soft-page-break/>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86">Make sure the parameters are different so overloading allows both to exist.</text:p>
        </text:list-item>
        <text:list-item>
          <text:p text:style-name="P48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9">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0">Did a little tweak of the Flyweight example in C# so that the velocities are doubles instead of ints. <text:s/>This allows me to have 5 levels of velocity instead of 1 (</text:span><text:span text:style-name="T151">±</text:span><text:span text:style-name="T150">0.2, </text:span><text:span text:style-name="T152">±</text:span><text:span text:style-name="T150">0.4, </text:span><text:span text:style-name="T152">±</text:span><text:span text:style-name="T150">0.6, </text:span><text:span text:style-name="T152">±</text:span><text:span text:style-name="T150">0.8, </text:span><text:span text:style-name="T152">±</text:span><text:span text:style-name="T150">1.0). <text:s/>Also modified the "big resource" to use +-| characters as the borders. <text:s/>Makes it look a little more interesting.</text:span></text:p>
      <text:p text:style-name="P97"><text:span text:style-name="T150">Started working on the flyweight pattern in C++. <text:s/></text:span><text:span text:style-name="T153">I can use the ANSI terminal sequence for setting the cursor position (</text:span><text:span text:style-name="T159">"</text:span><text:span text:style-name="T153">\x1b[&lt;</text:span><text:span text:style-name="T158">y</text:span><text:span text:style-name="T153">&gt;;&lt;</text:span><text:span text:style-name="T158">x</text:span><text:span text:style-name="T153">&gt;</text:span><text:span text:style-name="T154">f</text:span><text:span text:style-name="T159">" or "\x1b[&lt;y&gt;;&lt;x&gt;H"</text:span><text:span text:style-name="T154">). <text:s/>However, I still need to get the current cursor </text:span><text:soft-page-break/><text:span text:style-name="T154">position. <text:s/></text:span><text:span text:style-name="T155">Ah. <text:s/>&lt;ESC&gt;7 </text:span><text:span text:style-name="T159">(or "&lt;ESC&gt;[s")</text:span><text:span text:style-name="T155"> will save the current cursor position to memory and &lt;ESC&gt;8 </text:span><text:span text:style-name="T159">(or "&lt;ESC&gt;[u")</text:span><text:span text:style-name="T155"> will restore cursor position from memory. <text:s/></text:span><text:span text:style-name="T156">So first save cursor position with &lt;ESC&gt;7, then to restore the position, &lt;ESC&gt;8 then &lt;ESC&gt;7 (I'm assuming the memory is lost after a restore </text:span><text:span text:style-name="T157">but if it isn't, drop the &lt;ESC&gt;7)</text:span><text:span text:style-name="T156">.</text:span></text:p>
      <text:p text:style-name="P98"><text:span text:style-name="T160">To hide the cursor: "\x1b</text:span>[?25l<text:span text:style-name="T160">" </text:span><text:span text:style-name="T161">(lowercase el).</text:span></text:p>
      <text:p text:style-name="P98"><text:span text:style-name="T160">To show the cursor: "\x1b</text:span>[?25h <text:span text:style-name="T160">".</text:span></text:p>
      <text:p text:style-name="P99">Implemented cursor stuff (helpers/cursor.h/cursor.cpp).</text:p>
      <text:p text:style-name="P99">Implemented helpers::readkey() and helpers::checkforkey().</text:p>
      <text:p text:style-name="P99">In the home stretch and I ran into the following <text:span text:style-name="T162">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3">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4">show the display then </text:span>get the absolute cursor position <text:span text:style-name="T164">and</text:span> subtract the display height <text:span text:style-name="T164">to get to the rendering point. <text:s/></text:span><text:span text:style-name="T165">So I'm back to the problem of getting the cursor position. <text:s/>Using the ANSI sequence to save and restore the cursor position so long as the screen doesn't scroll between the two calls. <text:s/></text:span><text:span text:style-name="T166">I just may have to break down and modify the cursor helpers to use Windows to get the cursor position, just like in the C# version.</text:span></text:p>
      <text:h text:style-name="P458"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459"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oft-page-break/><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text:span><text:soft-page-break/><text:span text:style-name="T27">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460"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0">(note that the //! could also be ///)</text:span><text:span text:style-name="T103"><text:note text:id="ftn1" text:note-class="footnote"><text:note-citation>1</text:note-citation><text:note-body><text:p text:style-name="P328">On March 10, 2023, I found that the snippet marker is <text:span text:style-name="T378">just</text:span> "<text:span text:style-name="T379">!</text:span> <text:span text:style-name="T379">[</text:span>Identifier string<text:span text:style-name="T379">]</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text:soft-page-break/>Example snippet <text:span text:style-name="T109">(used in adapter.md):</text:span></text:p>
      <text:p text:style-name="Code">@snippet cplusplus/program.cpp Using Adapter in C++</text:p>
      <text:p text:style-name="P68">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3">F</text:span>ileDirEntryList;</text:p>
      <text:p text:style-name="P72">And I eventually got it all to work! <text:s/><text:span text:style-name="T114">Committed my changes.</text:span></text:p>
      <text:p text:style-name="P73">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3">Added diagram image and updated the write-up. <text:s/>Also tweaked some cross references in ObserverSubject_NumberProducer class to the HandlerChain_Class methods about multi-threading locks.</text:span></text:p>
      <text:h text:style-name="P461"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48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89">The disadvantage of markdown is the page name must be explicitly used and the link text must be explicitly given.</text:p>
            </text:list-item>
            <text:list-item>
              <text:p text:style-name="P49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8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87"><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49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92">Doxygen does not interpret this <text:span text:style-name="T62">the same way</text:span>. <text:s/>Doxygen ignores the alt text and converts the title into a caption under the image.</text:p>
            </text:list-item>
            <text:list-item>
              <text:p text:style-name="P49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494">The "image" class centers the image.</text:p>
            </text:list-item>
          </text:list>
        </text:list-item>
        <text:list-item>
          <text:p text:style-name="P49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9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46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10" svg:width="2.3004in" svg:height="2.2189in" svg:x="0in" svg:y="0in"><text:p text:style-name="P509"><text:span text:style-name="T47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11" xml:id="id2" draw:id="id2" svg:width="1.1098in" svg:height="1.2713in" svg:x="3.7in" svg:y="0.4264in"><text:p text:style-name="P509"><text:span text:style-name="T472">External</text:span></text:p><text:p text:style-name="P509"><text:span text:style-name="T472">component</text:span></text:p><draw:enhanced-geometry svg:viewBox="0 0 21600 21600" draw:type="rectangle" draw:enhanced-path="M 0 0 L 21600 0 21600 21600 0 21600 0 0 Z N"/></draw:custom-shape><draw:custom-shape draw:name="Shape 11" draw:style-name="gr4" draw:text-style-name="P513" svg:width="0.5543in" svg:height="0.3307in" svg:x="0.3457in" svg:y="0.1634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13" svg:width="0.5539in" svg:height="0.3307in" svg:x="1.4in" svg:y="0.1437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15" xml:id="id1" draw:id="id1" svg:width="0.635in" svg:height="0.4335in" svg:x="1.4252in" svg:y="0.8437in"><text:p text:style-name="P514"><text:span text:style-name="T474">Adapter</text:span></text:p><text:p text:style-name="P514"><text:span text:style-name="T47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13" svg:width="0.5543in" svg:height="0.3307in" svg:x="1.3709in" svg:y="1.4882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13" svg:width="0.5543in" svg:height="0.3307in" svg:x="0.6209in" svg:y="1.7437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13" svg:width="0.5539in" svg:height="0.3307in" svg:x="0.7in" svg:y="1.3382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13" svg:width="0.5543in" svg:height="0.3303in" svg:x="0.7957in" svg:y="0.5189in"><text:p text:style-name="P512"><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1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5">s</text:span>s and the styles for the multipanel tabs to multipanel.css. <text:s/>Modified testpage.html and testhighlight.html to <text:span text:style-name="T44">load</text:span> these style sheets.</text:p>
      <text:h text:style-name="P463"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49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9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49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9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6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65"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6T18:36:48.540000000</dc:date>
    <dc:creator>Stephen P Lepisto</dc:creator>
    <meta:editing-duration>P8DT10H27M14S</meta:editing-duration>
    <meta:editing-cycles>596</meta:editing-cycles>
    <meta:generator>LibreOffice/7.5.3.2$Windows_X86_64 LibreOffice_project/9f56dff12ba03b9acd7730a5a481eea045e468f3</meta:generator>
    <meta:document-statistic meta:table-count="1" meta:image-count="0" meta:object-count="0" meta:page-count="68" meta:paragraph-count="1573" meta:word-count="22702" meta:character-count="162376" meta:non-whitespace-character-count="137472"/>
  </office:meta>
</office:document-meta>
</file>